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/>
    <style:style style:name="ce3" style:family="table-cell" style:parent-style-name="Default"/>
  </office:automatic-styles>
  <office:body>
    <office:spreadsheet>
      <table:table table:name="Diagonal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F1</text:p>
          </table:table-cell>
          <table:covered-table-cell/>
          <table:table-cell table:style-name="ce1" office:value-type="string" calcext:value-type="string" table:number-columns-spanned="2" table:number-rows-spanned="1">
            <text:p>Isaacson</text:p>
          </table:table-cell>
          <table:covered-table-cell/>
          <table:table-cell table:style-name="ce1" office:value-type="string" calcext:value-type="string" table:number-columns-spanned="2" table:number-rows-spanned="1">
            <text:p>Rahn</text:p>
          </table:table-cell>
          <table:covered-table-cell/>
          <table:table-cell table:style-name="ce1" office:value-type="string" calcext:value-type="string" table:number-columns-spanned="2" table:number-rows-spanned="1">
            <text:p>Lewin</text:p>
          </table:table-cell>
          <table:covered-table-cell/>
          <table:table-cell table:style-name="ce1" office:value-type="string" calcext:value-type="string" table:number-columns-spanned="2" table:number-rows-spanned="1">
            <text:p>Teitelbaum</text:p>
          </table:table-cell>
          <table:covered-table-cell/>
          <table:table-cell table:style-name="ce1" office:value-type="string" calcext:value-type="string" table:number-columns-spanned="2" table:number-rows-spanned="1">
            <text:p>Morris</text:p>
          </table:table-cell>
          <table:covered-table-cell/>
          <table:table-cell table:number-columns-repeated="1007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table:formula="of:=[.B2]*[.C2]" office:value-type="float" office:value="0.44476832092" calcext:value-type="float">
            <text:p>0,4447683209</text:p>
          </table:table-cell>
          <table:table-cell/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number-columns-repeated="1007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table:formula="of:=[.B3]*[.C3]" office:value-type="float" office:value="0.44476832092" calcext:value-type="float">
            <text:p>0,4447683209</text:p>
          </table:table-cell>
          <table:table-cell/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number-columns-repeated="1007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table:formula="of:=[.B4]*[.C4]" office:value-type="float" office:value="0.44476832092" calcext:value-type="float">
            <text:p>0,4447683209</text:p>
          </table:table-cell>
          <table:table-cell/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number-columns-repeated="100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42319" calcext:value-type="float">
            <text:p>1,42319</text:p>
          </table:table-cell>
          <table:table-cell office:value-type="float" office:value="0.306407" calcext:value-type="float">
            <text:p>0,306407</text:p>
          </table:table-cell>
          <table:table-cell table:formula="of:=[.B5]*[.C5]" office:value-type="float" office:value="0.43607537833" calcext:value-type="float">
            <text:p>0,4360753783</text:p>
          </table:table-cell>
          <table:table-cell/>
          <table:table-cell office:value-type="float" office:value="1.42319" calcext:value-type="float">
            <text:p>1,42319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number-columns-repeated="1007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table:formula="of:=[.B6]*[.C6]" office:value-type="float" office:value="0.28115325679" calcext:value-type="float">
            <text:p>0,2811532568</text:p>
          </table:table-cell>
          <table:table-cell/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table:formula="of:=[.B7]*[.C7]" office:value-type="float" office:value="0.28115325679" calcext:value-type="float">
            <text:p>0,2811532568</text:p>
          </table:table-cell>
          <table:table-cell/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7177" calcext:value-type="float">
            <text:p>1,7177</text:p>
          </table:table-cell>
          <table:table-cell office:value-type="float" office:value="0.246518" calcext:value-type="float">
            <text:p>0,246518</text:p>
          </table:table-cell>
          <table:table-cell office:value-type="float" office:value="1.81542" calcext:value-type="float">
            <text:p>1,81542</text:p>
          </table:table-cell>
          <table:table-cell office:value-type="float" office:value="0.217967" calcext:value-type="float">
            <text:p>0,217967</text:p>
          </table:table-cell>
          <table:table-cell table:number-columns-repeated="1007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48501" calcext:value-type="float">
            <text:p>1,48501</text:p>
          </table:table-cell>
          <table:table-cell office:value-type="float" office:value="0.287604" calcext:value-type="float">
            <text:p>0,287604</text:p>
          </table:table-cell>
          <table:table-cell table:formula="of:=[.B8]*[.C8]" office:value-type="float" office:value="0.42709481604" calcext:value-type="float">
            <text:p>0,427094816</text:p>
          </table:table-cell>
          <table:table-cell/>
          <table:table-cell office:value-type="float" office:value="1.48501" calcext:value-type="float">
            <text:p>1,48501</text:p>
          </table:table-cell>
          <table:table-cell office:value-type="float" office:value="0.287604" calcext:value-type="float">
            <text:p>0,28760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2.36573" calcext:value-type="float">
            <text:p>2,36573</text:p>
          </table:table-cell>
          <table:table-cell office:value-type="float" office:value="0.110724" calcext:value-type="float">
            <text:p>0,110724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40669" calcext:value-type="float">
            <text:p>0,140669</text:p>
          </table:table-cell>
          <table:table-cell table:number-columns-repeated="1007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]*[.C9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2.62044" calcext:value-type="float">
            <text:p>2,62044</text:p>
          </table:table-cell>
          <table:table-cell office:value-type="float" office:value="0.350975" calcext:value-type="float">
            <text:p>0,350975</text:p>
          </table:table-cell>
          <table:table-cell office:value-type="float" office:value="2.21263" calcext:value-type="float">
            <text:p>2,21263</text:p>
          </table:table-cell>
          <table:table-cell office:value-type="float" office:value="0.133705" calcext:value-type="float">
            <text:p>0,133705</text:p>
          </table:table-cell>
          <table:table-cell table:number-columns-repeated="1007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0]*[.C10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52442" calcext:value-type="float">
            <text:p>1,52442</text:p>
          </table:table-cell>
          <table:table-cell office:value-type="float" office:value="0.191504" calcext:value-type="float">
            <text:p>0,19150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2.62523" calcext:value-type="float">
            <text:p>2,62523</text:p>
          </table:table-cell>
          <table:table-cell office:value-type="float" office:value="0.351671" calcext:value-type="float">
            <text:p>0,351671</text:p>
          </table:table-cell>
          <table:table-cell office:value-type="float" office:value="2.32362" calcext:value-type="float">
            <text:p>2,32362</text:p>
          </table:table-cell>
          <table:table-cell office:value-type="float" office:value="0.0724234" calcext:value-type="float">
            <text:p>0,0724234</text:p>
          </table:table-cell>
          <table:table-cell table:number-columns-repeated="1007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1]*[.C11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54741" calcext:value-type="float">
            <text:p>1,54741</text:p>
          </table:table-cell>
          <table:table-cell office:value-type="float" office:value="0.181755" calcext:value-type="float">
            <text:p>0,181755</text:p>
          </table:table-cell>
          <table:table-cell office:value-type="float" office:value="1.52119" calcext:value-type="float">
            <text:p>1,52119</text:p>
          </table:table-cell>
          <table:table-cell office:value-type="float" office:value="0.193593" calcext:value-type="float">
            <text:p>0,193593</text:p>
          </table:table-cell>
          <table:table-cell office:value-type="float" office:value="2.63004" calcext:value-type="float">
            <text:p>2,63004</text:p>
          </table:table-cell>
          <table:table-cell office:value-type="float" office:value="0.086351" calcext:value-type="float">
            <text:p>0,086351</text:p>
          </table:table-cell>
          <table:table-cell office:value-type="float" office:value="2.39733" calcext:value-type="float">
            <text:p>2,39733</text:p>
          </table:table-cell>
          <table:table-cell office:value-type="float" office:value="0.0369081" calcext:value-type="float">
            <text:p>0,0369081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]*[.C12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59378" calcext:value-type="float">
            <text:p>1,59378</text:p>
          </table:table-cell>
          <table:table-cell office:value-type="float" office:value="0.153203" calcext:value-type="float">
            <text:p>0,153203</text:p>
          </table:table-cell>
          <table:table-cell office:value-type="float" office:value="1.53255" calcext:value-type="float">
            <text:p>1,53255</text:p>
          </table:table-cell>
          <table:table-cell office:value-type="float" office:value="0.206825" calcext:value-type="float">
            <text:p>0,206825</text:p>
          </table:table-cell>
          <table:table-cell office:value-type="float" office:value="2.68411" calcext:value-type="float">
            <text:p>2,68411</text:p>
          </table:table-cell>
          <table:table-cell office:value-type="float" office:value="0.185237" calcext:value-type="float">
            <text:p>0,185237</text:p>
          </table:table-cell>
          <table:table-cell office:value-type="float" office:value="2.76154" calcext:value-type="float">
            <text:p>2,76154</text:p>
          </table:table-cell>
          <table:table-cell office:value-type="float" office:value="0.349582" calcext:value-type="float">
            <text:p>0,349582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]*[.C13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70749" calcext:value-type="float">
            <text:p>1,70749</text:p>
          </table:table-cell>
          <table:table-cell office:value-type="float" office:value="0.0793872" calcext:value-type="float">
            <text:p>0,0793872</text:p>
          </table:table-cell>
          <table:table-cell office:value-type="float" office:value="1.57284" calcext:value-type="float">
            <text:p>1,57284</text:p>
          </table:table-cell>
          <table:table-cell office:value-type="float" office:value="0.185933" calcext:value-type="float">
            <text:p>0,185933</text:p>
          </table:table-cell>
          <table:table-cell office:value-type="float" office:value="2.95473" calcext:value-type="float">
            <text:p>2,95473</text:p>
          </table:table-cell>
          <table:table-cell office:value-type="float" office:value="0.0856546" calcext:value-type="float">
            <text:p>0,0856546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number-columns-repeated="1007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4]*[.C14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2.1594" calcext:value-type="float">
            <text:p>2,1594</text:p>
          </table:table-cell>
          <table:table-cell office:value-type="float" office:value="0.0759053" calcext:value-type="float">
            <text:p>0,0759053</text:p>
          </table:table-cell>
          <table:table-cell office:value-type="float" office:value="1.80402" calcext:value-type="float">
            <text:p>1,80402</text:p>
          </table:table-cell>
          <table:table-cell office:value-type="float" office:value="0.10376" calcext:value-type="float">
            <text:p>0,10376</text:p>
          </table:table-cell>
          <table:table-cell office:value-type="float" office:value="3.46024" calcext:value-type="float">
            <text:p>3,46024</text:p>
          </table:table-cell>
          <table:table-cell office:value-type="float" office:value="0.166435" calcext:value-type="float">
            <text:p>0,166435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5]*[.C15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0738162" calcext:value-type="float">
            <text:p>0,0738162</text:p>
          </table:table-cell>
          <table:table-cell office:value-type="float" office:value="2.0112" calcext:value-type="float">
            <text:p>2,0112</text:p>
          </table:table-cell>
          <table:table-cell office:value-type="float" office:value="0.0772981" calcext:value-type="float">
            <text:p>0,0772981</text:p>
          </table:table-cell>
          <table:table-cell office:value-type="float" office:value="3.55446" calcext:value-type="float">
            <text:p>3,55446</text:p>
          </table:table-cell>
          <table:table-cell office:value-type="float" office:value="0.163649" calcext:value-type="float">
            <text:p>0,163649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number-columns-repeated="1007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50366" calcext:value-type="float">
            <text:p>1,50366</text:p>
          </table:table-cell>
          <table:table-cell office:value-type="float" office:value="0.183844" calcext:value-type="float">
            <text:p>0,183844</text:p>
          </table:table-cell>
          <table:table-cell table:formula="of:=[.B16]*[.C16]" office:value-type="float" office:value="0.27643886904" calcext:value-type="float">
            <text:p>0,276438869</text:p>
          </table:table-cell>
          <table:table-cell/>
          <table:table-cell office:value-type="float" office:value="1.50366" calcext:value-type="float">
            <text:p>1,50366</text:p>
          </table:table-cell>
          <table:table-cell office:value-type="float" office:value="0.183844" calcext:value-type="float">
            <text:p>0,1838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2.25078" calcext:value-type="float">
            <text:p>2,25078</text:p>
          </table:table-cell>
          <table:table-cell office:value-type="float" office:value="0.066156" calcext:value-type="float">
            <text:p>0,066156</text:p>
          </table:table-cell>
          <table:table-cell office:value-type="float" office:value="2.17906" calcext:value-type="float">
            <text:p>2,17906</text:p>
          </table:table-cell>
          <table:table-cell office:value-type="float" office:value="0.0724234" calcext:value-type="float">
            <text:p>0,0724234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office:value-type="float" office:value="3.75916" calcext:value-type="float">
            <text:p>3,75916</text:p>
          </table:table-cell>
          <table:table-cell office:value-type="float" office:value="0.0877437" calcext:value-type="float">
            <text:p>0,0877437</text:p>
          </table:table-cell>
          <table:table-cell table:number-columns-repeated="100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table:formula="of:=[.B17]*[.C17]" office:value-type="float" office:value="0.27568169552" calcext:value-type="float">
            <text:p>0,2756816955</text:p>
          </table:table-cell>
          <table:table-cell/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2.49739" calcext:value-type="float">
            <text:p>2,49739</text:p>
          </table:table-cell>
          <table:table-cell office:value-type="float" office:value="0.359331" calcext:value-type="float">
            <text:p>0,359331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0612813" calcext:value-type="float">
            <text:p>0,0612813</text:p>
          </table:table-cell>
          <table:table-cell office:value-type="float" office:value="3.95592" calcext:value-type="float">
            <text:p>3,95592</text:p>
          </table:table-cell>
          <table:table-cell office:value-type="float" office:value="0.0926184" calcext:value-type="float">
            <text:p>0,0926184</text:p>
          </table:table-cell>
          <table:table-cell office:value-type="float" office:value="4" calcext:value-type="float">
            <text:p>4</text:p>
          </table:table-cell>
          <table:table-cell office:value-type="float" office:value="0.119081" calcext:value-type="float">
            <text:p>0,119081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table:formula="of:=[.B18]*[.C18]" office:value-type="float" office:value="0.27568169552" calcext:value-type="float">
            <text:p>0,2756816955</text:p>
          </table:table-cell>
          <table:table-cell/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2.65434" calcext:value-type="float">
            <text:p>2,65434</text:p>
          </table:table-cell>
          <table:table-cell office:value-type="float" office:value="0.383008" calcext:value-type="float">
            <text:p>0,383008</text:p>
          </table:table-cell>
          <table:table-cell office:value-type="float" office:value="3.07495" calcext:value-type="float">
            <text:p>3,07495</text:p>
          </table:table-cell>
          <table:table-cell office:value-type="float" office:value="0.0682451" calcext:value-type="float">
            <text:p>0,0682451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4.01117" calcext:value-type="float">
            <text:p>4,01117</text:p>
          </table:table-cell>
          <table:table-cell office:value-type="float" office:value="0.144847" calcext:value-type="float">
            <text:p>0,144847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table:formula="of:=[.B19]*[.C19]" office:value-type="float" office:value="0.172327110531" calcext:value-type="float">
            <text:p>0,1723271105</text:p>
          </table:table-cell>
          <table:table-cell/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3.17699" calcext:value-type="float">
            <text:p>3,17699</text:p>
          </table:table-cell>
          <table:table-cell office:value-type="float" office:value="0.0807799" calcext:value-type="float">
            <text:p>0,0807799</text:p>
          </table:table-cell>
          <table:table-cell office:value-type="float" office:value="3.14912" calcext:value-type="float">
            <text:p>3,14912</text:p>
          </table:table-cell>
          <table:table-cell office:value-type="float" office:value="0.0668524" calcext:value-type="float">
            <text:p>0,0668524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4596" calcext:value-type="float">
            <text:p>0,154596</text:p>
          </table:table-cell>
          <table:table-cell office:value-type="float" office:value="6.67907" calcext:value-type="float">
            <text:p>6,67907</text:p>
          </table:table-cell>
          <table:table-cell office:value-type="float" office:value="0.158774" calcext:value-type="float">
            <text:p>0,158774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table:formula="of:=[.B20]*[.C20]" office:value-type="float" office:value="0.172327110531" calcext:value-type="float">
            <text:p>0,1723271105</text:p>
          </table:table-cell>
          <table:table-cell/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1.66589" calcext:value-type="float">
            <text:p>1,66589</text:p>
          </table:table-cell>
          <table:table-cell office:value-type="float" office:value="0.0793872" calcext:value-type="float">
            <text:p>0,0793872</text:p>
          </table:table-cell>
          <table:table-cell office:value-type="float" office:value="3.21973" calcext:value-type="float">
            <text:p>3,21973</text:p>
          </table:table-cell>
          <table:table-cell office:value-type="float" office:value="0.0724234" calcext:value-type="float">
            <text:p>0,0724234</text:p>
          </table:table-cell>
          <table:table-cell office:value-type="float" office:value="3.15604" calcext:value-type="float">
            <text:p>3,15604</text:p>
          </table:table-cell>
          <table:table-cell office:value-type="float" office:value="0.0633705" calcext:value-type="float">
            <text:p>0,0633705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7382" calcext:value-type="float">
            <text:p>0,157382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135794" calcext:value-type="float">
            <text:p>0,135794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table:formula="of:=[.B21]*[.C21]" office:value-type="float" office:value="0.172327110531" calcext:value-type="float">
            <text:p>0,1723271105</text:p>
          </table:table-cell>
          <table:table-cell/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23423" calcext:value-type="float">
            <text:p>3,23423</text:p>
          </table:table-cell>
          <table:table-cell office:value-type="float" office:value="0.0884401" calcext:value-type="float">
            <text:p>0,0884401</text:p>
          </table:table-cell>
          <table:table-cell office:value-type="float" office:value="3.64467" calcext:value-type="float">
            <text:p>3,64467</text:p>
          </table:table-cell>
          <table:table-cell office:value-type="float" office:value="0.0466574" calcext:value-type="float">
            <text:p>0,0466574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48329" calcext:value-type="float">
            <text:p>0,148329</text:p>
          </table:table-cell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table:formula="of:=[.B22]*[.C22]" office:value-type="float" office:value="0.14506174658" calcext:value-type="float">
            <text:p>0,1450617466</text:p>
          </table:table-cell>
          <table:table-cell/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2883" calcext:value-type="float">
            <text:p>0,12883</text:p>
          </table:table-cell>
          <table:table-cell office:value-type="float" office:value="3.65394" calcext:value-type="float">
            <text:p>3,65394</text:p>
          </table:table-cell>
          <table:table-cell office:value-type="float" office:value="0.0577994" calcext:value-type="float">
            <text:p>0,0577994</text:p>
          </table:table-cell>
          <table:table-cell table:number-columns-repeated="2"/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table:formula="of:=[.B23]*[.C23]" office:value-type="float" office:value="0.14506174658" calcext:value-type="float">
            <text:p>0,1450617466</text:p>
          </table:table-cell>
          <table:table-cell/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477" calcext:value-type="float">
            <text:p>3,477</text:p>
          </table:table-cell>
          <table:table-cell office:value-type="float" office:value="0.0369081" calcext:value-type="float">
            <text:p>0,0369081</text:p>
          </table:table-cell>
          <table:table-cell office:value-type="float" office:value="3.93425" calcext:value-type="float">
            <text:p>3,93425</text:p>
          </table:table-cell>
          <table:table-cell office:value-type="float" office:value="0.160167" calcext:value-type="float">
            <text:p>0,160167</text:p>
          </table:table-cell>
          <table:table-cell table:number-columns-repeated="1011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table:formula="of:=[.B24]*[.C24]" office:value-type="float" office:value="0.14506174658" calcext:value-type="float">
            <text:p>0,1450617466</text:p>
          </table:table-cell>
          <table:table-cell/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61713" calcext:value-type="float">
            <text:p>3,61713</text:p>
          </table:table-cell>
          <table:table-cell office:value-type="float" office:value="0.0647632" calcext:value-type="float">
            <text:p>0,0647632</text:p>
          </table:table-cell>
          <table:table-cell office:value-type="float" office:value="3.97784" calcext:value-type="float">
            <text:p>3,97784</text:p>
          </table:table-cell>
          <table:table-cell office:value-type="float" office:value="0.16156" calcext:value-type="float">
            <text:p>0,16156</text:p>
          </table:table-cell>
          <table:table-cell table:number-columns-repeated="1011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2.24375" calcext:value-type="float">
            <text:p>2,24375</text:p>
          </table:table-cell>
          <table:table-cell office:value-type="float" office:value="0.0571031" calcext:value-type="float">
            <text:p>0,0571031</text:p>
          </table:table-cell>
          <table:table-cell table:formula="of:=[.B25]*[.C25]" office:value-type="float" office:value="0.128125080625" calcext:value-type="float">
            <text:p>0,1281250806</text:p>
          </table:table-cell>
          <table:table-cell/>
          <table:table-cell office:value-type="float" office:value="2.24375" calcext:value-type="float">
            <text:p>2,24375</text:p>
          </table:table-cell>
          <table:table-cell office:value-type="float" office:value="0.0571031" calcext:value-type="float">
            <text:p>0,0571031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27381" calcext:value-type="float">
            <text:p>4,27381</text:p>
          </table:table-cell>
          <table:table-cell office:value-type="float" office:value="0.0926184" calcext:value-type="float">
            <text:p>0,0926184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number-columns-repeated="1011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table:formula="of:=[.B26]*[.C26]" office:value-type="float" office:value="0.80341848244" calcext:value-type="float">
            <text:p>0,8034184824</text:p>
          </table:table-cell>
          <table:table-cell/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208217" calcext:value-type="float">
            <text:p>0,208217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number-columns-repeated="1011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table:formula="of:=[.B27]*[.C27]" office:value-type="float" office:value="0.80341848244" calcext:value-type="float">
            <text:p>0,8034184824</text:p>
          </table:table-cell>
          <table:table-cell/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144847" calcext:value-type="float">
            <text:p>0,144847</text:p>
          </table:table-cell>
          <table:table-cell table:number-columns-repeated="1011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3.30876" calcext:value-type="float">
            <text:p>3,30876</text:p>
          </table:table-cell>
          <table:table-cell office:value-type="float" office:value="0.066156" calcext:value-type="float">
            <text:p>0,066156</text:p>
          </table:table-cell>
          <table:table-cell table:formula="of:=[.B28]*[.C28]" office:value-type="float" office:value="0.21889432656" calcext:value-type="float">
            <text:p>0,2188943266</text:p>
          </table:table-cell>
          <table:table-cell/>
          <table:table-cell office:value-type="float" office:value="3.30876" calcext:value-type="float">
            <text:p>3,30876</text:p>
          </table:table-cell>
          <table:table-cell office:value-type="float" office:value="0.066156" calcext:value-type="float">
            <text:p>0,066156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number-columns-repeated="101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table:formula="of:=[.B29]*[.C29]" office:value-type="float" office:value="0.20323330332" calcext:value-type="float">
            <text:p>0,2032333033</text:p>
          </table:table-cell>
          <table:table-cell/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office:value-type="float" office:value="4.63226" calcext:value-type="float">
            <text:p>4,63226</text:p>
          </table:table-cell>
          <table:table-cell office:value-type="float" office:value="0.0640669" calcext:value-type="float">
            <text:p>0,0640669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number-columns-repeated="1011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table:formula="of:=[.B30]*[.C30]" office:value-type="float" office:value="0.20323330332" calcext:value-type="float">
            <text:p>0,2032333033</text:p>
          </table:table-cell>
          <table:table-cell/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office:value-type="float" office:value="4.67752" calcext:value-type="float">
            <text:p>4,67752</text:p>
          </table:table-cell>
          <table:table-cell office:value-type="float" office:value="0.0341226" calcext:value-type="float">
            <text:p>0,0341226</text:p>
          </table:table-cell>
          <table:table-cell office:value-type="float" office:value="4.88435" calcext:value-type="float">
            <text:p>4,88435</text:p>
          </table:table-cell>
          <table:table-cell office:value-type="float" office:value="0.0933148" calcext:value-type="float">
            <text:p>0,0933148</text:p>
          </table:table-cell>
          <table:table-cell table:number-columns-repeated="1011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4" calcext:value-type="float">
            <text:p>4</text:p>
          </table:table-cell>
          <table:table-cell office:value-type="float" office:value="0.12883" calcext:value-type="float">
            <text:p>0,12883</text:p>
          </table:table-cell>
          <table:table-cell table:formula="of:=[.B31]*[.C31]" office:value-type="float" office:value="0.51532" calcext:value-type="float">
            <text:p>0,515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883" calcext:value-type="float">
            <text:p>0,12883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office:value-type="float" office:value="4.77076" calcext:value-type="float">
            <text:p>4,77076</text:p>
          </table:table-cell>
          <table:table-cell office:value-type="float" office:value="0.158078" calcext:value-type="float">
            <text:p>0,158078</text:p>
          </table:table-cell>
          <table:table-cell office:value-type="float" office:value="4.96886" calcext:value-type="float">
            <text:p>4,96886</text:p>
          </table:table-cell>
          <table:table-cell office:value-type="float" office:value="0.097493" calcext:value-type="float">
            <text:p>0,097493</text:p>
          </table:table-cell>
          <table:table-cell table:number-columns-repeated="1011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47352" calcext:value-type="float">
            <text:p>4,47352</text:p>
          </table:table-cell>
          <table:table-cell office:value-type="float" office:value="0.233287" calcext:value-type="float">
            <text:p>0,233287</text:p>
          </table:table-cell>
          <table:table-cell table:formula="of:=[.B32]*[.C32]" office:value-type="float" office:value="1.04361406024" calcext:value-type="float">
            <text:p>1,0436140602</text:p>
          </table:table-cell>
          <table:table-cell/>
          <table:table-cell office:value-type="float" office:value="4.47352" calcext:value-type="float">
            <text:p>4,47352</text:p>
          </table:table-cell>
          <table:table-cell office:value-type="float" office:value="0.233287" calcext:value-type="float">
            <text:p>0,233287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office:value-type="float" office:value="4.93471" calcext:value-type="float">
            <text:p>4,93471</text:p>
          </table:table-cell>
          <table:table-cell office:value-type="float" office:value="0.0981894" calcext:value-type="float">
            <text:p>0,0981894</text:p>
          </table:table-cell>
          <table:table-cell office:value-type="float" office:value="5.11032" calcext:value-type="float">
            <text:p>5,11032</text:p>
          </table:table-cell>
          <table:table-cell office:value-type="float" office:value="0.0967967" calcext:value-type="float">
            <text:p>0,0967967</text:p>
          </table:table-cell>
          <table:table-cell table:number-columns-repeated="1011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table:formula="of:=[.B33]*[.C33]" office:value-type="float" office:value="0.303333671235" calcext:value-type="float">
            <text:p>0,3033336712</text:p>
          </table:table-cell>
          <table:table-cell/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office:value-type="float" office:value="5.2029" calcext:value-type="float">
            <text:p>5,2029</text:p>
          </table:table-cell>
          <table:table-cell office:value-type="float" office:value="0.0947075" calcext:value-type="float">
            <text:p>0,0947075</text:p>
          </table:table-cell>
          <table:table-cell office:value-type="float" office:value="5.18412" calcext:value-type="float">
            <text:p>5,18412</text:p>
          </table:table-cell>
          <table:table-cell office:value-type="float" office:value="0.0947075" calcext:value-type="float">
            <text:p>0,0947075</text:p>
          </table:table-cell>
          <table:table-cell table:number-columns-repeated="1011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table:formula="of:=[.B34]*[.C34]" office:value-type="float" office:value="0.303333671235" calcext:value-type="float">
            <text:p>0,3033336712</text:p>
          </table:table-cell>
          <table:table-cell/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0278552" calcext:value-type="float">
            <text:p>0,0278552</text:p>
          </table:table-cell>
          <table:table-cell table:number-columns-repeated="1011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5.0386" calcext:value-type="float">
            <text:p>5,0386</text:p>
          </table:table-cell>
          <table:table-cell office:value-type="float" office:value="0.204735" calcext:value-type="float">
            <text:p>0,204735</text:p>
          </table:table-cell>
          <table:table-cell table:formula="of:=[.B35]*[.C35]" office:value-type="float" office:value="1.031577771" calcext:value-type="float">
            <text:p>1,031577771</text:p>
          </table:table-cell>
          <table:table-cell/>
          <table:table-cell office:value-type="float" office:value="5.0386" calcext:value-type="float">
            <text:p>5,0386</text:p>
          </table:table-cell>
          <table:table-cell office:value-type="float" office:value="0.204735" calcext:value-type="float">
            <text:p>0,20473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20474" calcext:value-type="float">
            <text:p>0,120474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number-columns-repeated="101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table:formula="of:=[.B36]*[.C36]" office:value-type="float" office:value="0.49290815574" calcext:value-type="float">
            <text:p>0,4929081557</text:p>
          </table:table-cell>
          <table:table-cell/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office:value-type="float" office:value="6.52727" calcext:value-type="float">
            <text:p>6,52727</text:p>
          </table:table-cell>
          <table:table-cell office:value-type="float" office:value="0.091922" calcext:value-type="float">
            <text:p>0,091922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number-columns-repeated="1011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table:formula="of:=[.B37]*[.C37]" office:value-type="float" office:value="0.49290815574" calcext:value-type="float">
            <text:p>0,4929081557</text:p>
          </table:table-cell>
          <table:table-cell/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office:value-type="float" office:value="6.97087" calcext:value-type="float">
            <text:p>6,97087</text:p>
          </table:table-cell>
          <table:table-cell office:value-type="float" office:value="0.0926184" calcext:value-type="float">
            <text:p>0,0926184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6.67907" calcext:value-type="float">
            <text:p>6,67907</text:p>
          </table:table-cell>
          <table:table-cell office:value-type="float" office:value="0.0898329" calcext:value-type="float">
            <text:p>0,0898329</text:p>
          </table:table-cell>
          <table:table-cell table:formula="of:=[.B38]*[.C38]" office:value-type="float" office:value="0.600000227403" calcext:value-type="float">
            <text:p>0,6000002274</text:p>
          </table:table-cell>
          <table:table-cell/>
          <table:table-cell office:value-type="float" office:value="6.67907" calcext:value-type="float">
            <text:p>6,67907</text:p>
          </table:table-cell>
          <table:table-cell office:value-type="float" office:value="0.0898329" calcext:value-type="float">
            <text:p>0,0898329</text:p>
          </table:table-cell>
          <table:table-cell office:value-type="float" office:value="4.5443" calcext:value-type="float">
            <text:p>4,5443</text:p>
          </table:table-cell>
          <table:table-cell office:value-type="float" office:value="0.121866" calcext:value-type="float">
            <text:p>0,121866</text:p>
          </table:table-cell>
          <table:table-cell office:value-type="float" office:value="7.6383" calcext:value-type="float">
            <text:p>7,6383</text:p>
          </table:table-cell>
          <table:table-cell office:value-type="float" office:value="0.141365" calcext:value-type="float">
            <text:p>0,14136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table:formula="of:=[.B39]*[.C39]" office:value-type="float" office:value="0.615022925568" calcext:value-type="float">
            <text:p>0,6150229256</text:p>
          </table:table-cell>
          <table:table-cell/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table:formula="of:=[.B40]*[.C40]" office:value-type="float" office:value="0.615022925568" calcext:value-type="float">
            <text:p>0,6150229256</text:p>
          </table:table-cell>
          <table:table-cell/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Isaacso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3]*[.C43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4]*[.C44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5]*[.C45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6]*[.C46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7]*[.C47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8]*[.C48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9]*[.C49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0]*[.C50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1]*[.C51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2]*[.C52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3]*[.C53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4]*[.C54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5]*[.C55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6]*[.C56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57]*[.C57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58]*[.C58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59]*[.C59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60]*[.C60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1.66589" calcext:value-type="float">
            <text:p>1,66589</text:p>
          </table:table-cell>
          <table:table-cell office:value-type="float" office:value="0.0793872" calcext:value-type="float">
            <text:p>0,0793872</text:p>
          </table:table-cell>
          <table:table-cell table:formula="of:=[.B61]*[.C61]" office:value-type="float" office:value="0.132250342608" calcext:value-type="float">
            <text:p>0,1322503426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2]*[.C62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3]*[.C63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4]*[.C64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5]*[.C65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6]*[.C66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7]*[.C67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8]*[.C68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9]*[.C69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table:formula="of:=[.B70]*[.C70]" office:value-type="float" office:value="0.171133619508" calcext:value-type="float">
            <text:p>0,1711336195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table:formula="of:=[.B71]*[.C71]" office:value-type="float" office:value="0.171133619508" calcext:value-type="float">
            <text:p>0,1711336195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table:formula="of:=[.B72]*[.C72]" office:value-type="float" office:value="0.45916209306" calcext:value-type="float">
            <text:p>0,459162093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table:formula="of:=[.B73]*[.C73]" office:value-type="float" office:value="0.45916209306" calcext:value-type="float">
            <text:p>0,4591620931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table:formula="of:=[.B74]*[.C74]" office:value-type="float" office:value="0.3879922688" calcext:value-type="float">
            <text:p>0,3879922688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table:formula="of:=[.B75]*[.C75]" office:value-type="float" office:value="0.3879922688" calcext:value-type="float">
            <text:p>0,3879922688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20474" calcext:value-type="float">
            <text:p>0,120474</text:p>
          </table:table-cell>
          <table:table-cell table:formula="of:=[.B76]*[.C76]" office:value-type="float" office:value="0.40046400918" calcext:value-type="float">
            <text:p>0,40046400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table:formula="of:=[.B77]*[.C77]" office:value-type="float" office:value="0.66666788736" calcext:value-type="float">
            <text:p>0,6666678874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table:formula="of:=[.B78]*[.C78]" office:value-type="float" office:value="0.66666788736" calcext:value-type="float">
            <text:p>0,6666678874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4.5443" calcext:value-type="float">
            <text:p>4,5443</text:p>
          </table:table-cell>
          <table:table-cell office:value-type="float" office:value="0.121866" calcext:value-type="float">
            <text:p>0,121866</text:p>
          </table:table-cell>
          <table:table-cell table:formula="of:=[.B79]*[.C79]" office:value-type="float" office:value="0.5537956638" calcext:value-type="float">
            <text:p>0,5537956638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formula="of:=[.B80]*[.C80]" office:value-type="float" office:value="0.458333050432" calcext:value-type="float">
            <text:p>0,4583330504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formula="of:=[.B81]*[.C81]" office:value-type="float" office:value="0.458333050432" calcext:value-type="float">
            <text:p>0,4583330504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formula="of:=[.B82]*[.C82]" office:value-type="float" office:value="0.458333050432" calcext:value-type="float">
            <text:p>0,45833305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Lewi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5]*[.C85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6]*[.C86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7]*[.C87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8]*[.C88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9]*[.C89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0]*[.C90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1]*[.C91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2]*[.C92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3]*[.C93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52119" calcext:value-type="float">
            <text:p>1,52119</text:p>
          </table:table-cell>
          <table:table-cell office:value-type="float" office:value="0.193593" calcext:value-type="float">
            <text:p>0,193593</text:p>
          </table:table-cell>
          <table:table-cell table:formula="of:=[.B94]*[.C94]" office:value-type="float" office:value="0.29449173567" calcext:value-type="float">
            <text:p>0,2944917357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53255" calcext:value-type="float">
            <text:p>1,53255</text:p>
          </table:table-cell>
          <table:table-cell office:value-type="float" office:value="0.206825" calcext:value-type="float">
            <text:p>0,206825</text:p>
          </table:table-cell>
          <table:table-cell table:formula="of:=[.B95]*[.C95]" office:value-type="float" office:value="0.31696965375" calcext:value-type="float">
            <text:p>0,3169696538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57284" calcext:value-type="float">
            <text:p>1,57284</text:p>
          </table:table-cell>
          <table:table-cell office:value-type="float" office:value="0.185933" calcext:value-type="float">
            <text:p>0,185933</text:p>
          </table:table-cell>
          <table:table-cell table:formula="of:=[.B96]*[.C96]" office:value-type="float" office:value="0.29244285972" calcext:value-type="float">
            <text:p>0,2924428597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80402" calcext:value-type="float">
            <text:p>1,80402</text:p>
          </table:table-cell>
          <table:table-cell office:value-type="float" office:value="0.10376" calcext:value-type="float">
            <text:p>0,10376</text:p>
          </table:table-cell>
          <table:table-cell table:formula="of:=[.B97]*[.C97]" office:value-type="float" office:value="0.1871851152" calcext:value-type="float">
            <text:p>0,1871851152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2.0112" calcext:value-type="float">
            <text:p>2,0112</text:p>
          </table:table-cell>
          <table:table-cell office:value-type="float" office:value="0.0772981" calcext:value-type="float">
            <text:p>0,0772981</text:p>
          </table:table-cell>
          <table:table-cell table:formula="of:=[.B98]*[.C98]" office:value-type="float" office:value="0.15546193872" calcext:value-type="float">
            <text:p>0,1554619387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17906" calcext:value-type="float">
            <text:p>2,17906</text:p>
          </table:table-cell>
          <table:table-cell office:value-type="float" office:value="0.0724234" calcext:value-type="float">
            <text:p>0,0724234</text:p>
          </table:table-cell>
          <table:table-cell table:formula="of:=[.B99]*[.C99]" office:value-type="float" office:value="0.157814934004" calcext:value-type="float">
            <text:p>0,157814934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0612813" calcext:value-type="float">
            <text:p>0,0612813</text:p>
          </table:table-cell>
          <table:table-cell table:formula="of:=[.B100]*[.C100]" office:value-type="float" office:value="0.135176742792" calcext:value-type="float">
            <text:p>0,1351767428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07495" calcext:value-type="float">
            <text:p>3,07495</text:p>
          </table:table-cell>
          <table:table-cell office:value-type="float" office:value="0.0682451" calcext:value-type="float">
            <text:p>0,0682451</text:p>
          </table:table-cell>
          <table:table-cell table:formula="of:=[.B101]*[.C101]" office:value-type="float" office:value="0.209850270245" calcext:value-type="float">
            <text:p>0,2098502702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14912" calcext:value-type="float">
            <text:p>3,14912</text:p>
          </table:table-cell>
          <table:table-cell office:value-type="float" office:value="0.0668524" calcext:value-type="float">
            <text:p>0,0668524</text:p>
          </table:table-cell>
          <table:table-cell table:formula="of:=[.B102]*[.C102]" office:value-type="float" office:value="0.210526229888" calcext:value-type="float">
            <text:p>0,2105262299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.15604" calcext:value-type="float">
            <text:p>3,15604</text:p>
          </table:table-cell>
          <table:table-cell office:value-type="float" office:value="0.0633705" calcext:value-type="float">
            <text:p>0,0633705</text:p>
          </table:table-cell>
          <table:table-cell table:formula="of:=[.B103]*[.C103]" office:value-type="float" office:value="0.19999983282" calcext:value-type="float">
            <text:p>0,1999998328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64467" calcext:value-type="float">
            <text:p>3,64467</text:p>
          </table:table-cell>
          <table:table-cell office:value-type="float" office:value="0.0466574" calcext:value-type="float">
            <text:p>0,0466574</text:p>
          </table:table-cell>
          <table:table-cell table:formula="of:=[.B104]*[.C104]" office:value-type="float" office:value="0.170050826058" calcext:value-type="float">
            <text:p>0,1700508261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3.65394" calcext:value-type="float">
            <text:p>3,65394</text:p>
          </table:table-cell>
          <table:table-cell office:value-type="float" office:value="0.0577994" calcext:value-type="float">
            <text:p>0,0577994</text:p>
          </table:table-cell>
          <table:table-cell table:formula="of:=[.B105]*[.C105]" office:value-type="float" office:value="0.211195539636" calcext:value-type="float">
            <text:p>0,2111955396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3.93425" calcext:value-type="float">
            <text:p>3,93425</text:p>
          </table:table-cell>
          <table:table-cell office:value-type="float" office:value="0.160167" calcext:value-type="float">
            <text:p>0,160167</text:p>
          </table:table-cell>
          <table:table-cell table:formula="of:=[.B106]*[.C106]" office:value-type="float" office:value="0.63013701975" calcext:value-type="float">
            <text:p>0,6301370198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.97784" calcext:value-type="float">
            <text:p>3,97784</text:p>
          </table:table-cell>
          <table:table-cell office:value-type="float" office:value="0.16156" calcext:value-type="float">
            <text:p>0,16156</text:p>
          </table:table-cell>
          <table:table-cell table:formula="of:=[.B107]*[.C107]" office:value-type="float" office:value="0.6426598304" calcext:value-type="float">
            <text:p>0,6426598304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formula="of:=[.B108]*[.C108]" office:value-type="float" office:value="0.60588227262" calcext:value-type="float">
            <text:p>0,6058822726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formula="of:=[.B109]*[.C109]" office:value-type="float" office:value="0.60588227262" calcext:value-type="float">
            <text:p>0,6058822726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144847" calcext:value-type="float">
            <text:p>0,144847</text:p>
          </table:table-cell>
          <table:table-cell table:formula="of:=[.B110]*[.C110]" office:value-type="float" office:value="0.64000067562" calcext:value-type="float">
            <text:p>0,6400006756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formula="of:=[.B111]*[.C111]" office:value-type="float" office:value="0.369636520088" calcext:value-type="float">
            <text:p>0,3696365201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formula="of:=[.B112]*[.C112]" office:value-type="float" office:value="0.369636520088" calcext:value-type="float">
            <text:p>0,3696365201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4.88435" calcext:value-type="float">
            <text:p>4,88435</text:p>
          </table:table-cell>
          <table:table-cell office:value-type="float" office:value="0.0933148" calcext:value-type="float">
            <text:p>0,0933148</text:p>
          </table:table-cell>
          <table:table-cell table:formula="of:=[.B113]*[.C113]" office:value-type="float" office:value="0.45578214338" calcext:value-type="float">
            <text:p>0,4557821434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4.96886" calcext:value-type="float">
            <text:p>4,96886</text:p>
          </table:table-cell>
          <table:table-cell office:value-type="float" office:value="0.097493" calcext:value-type="float">
            <text:p>0,097493</text:p>
          </table:table-cell>
          <table:table-cell table:formula="of:=[.B114]*[.C114]" office:value-type="float" office:value="0.48442906798" calcext:value-type="float">
            <text:p>0,484429068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.11032" calcext:value-type="float">
            <text:p>5,11032</text:p>
          </table:table-cell>
          <table:table-cell office:value-type="float" office:value="0.0967967" calcext:value-type="float">
            <text:p>0,0967967</text:p>
          </table:table-cell>
          <table:table-cell table:formula="of:=[.B115]*[.C115]" office:value-type="float" office:value="0.494662111944" calcext:value-type="float">
            <text:p>0,4946621119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5.18412" calcext:value-type="float">
            <text:p>5,18412</text:p>
          </table:table-cell>
          <table:table-cell office:value-type="float" office:value="0.0947075" calcext:value-type="float">
            <text:p>0,0947075</text:p>
          </table:table-cell>
          <table:table-cell table:formula="of:=[.B116]*[.C116]" office:value-type="float" office:value="0.4909750449" calcext:value-type="float">
            <text:p>0,4909750449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0278552" calcext:value-type="float">
            <text:p>0,0278552</text:p>
          </table:table-cell>
          <table:table-cell table:formula="of:=[.B117]*[.C117]" office:value-type="float" office:value="0.155038979128" calcext:value-type="float">
            <text:p>0,1550389791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formula="of:=[.B118]*[.C118]" office:value-type="float" office:value="0.15564232276" calcext:value-type="float">
            <text:p>0,1556423228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formula="of:=[.B119]*[.C119]" office:value-type="float" office:value="0.15564232276" calcext:value-type="float">
            <text:p>0,1556423228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0]*[.C120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1]*[.C121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2]*[.C122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3]*[.C123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h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6]*[.C126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7]*[.C127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8]*[.C128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9]*[.C129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0]*[.C130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1]*[.C131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2]*[.C132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3]*[.C133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52442" calcext:value-type="float">
            <text:p>1,52442</text:p>
          </table:table-cell>
          <table:table-cell office:value-type="float" office:value="0.191504" calcext:value-type="float">
            <text:p>0,191504</text:p>
          </table:table-cell>
          <table:table-cell table:formula="of:=[.B134]*[.C134]" office:value-type="float" office:value="0.29193252768" calcext:value-type="float">
            <text:p>0,2919325277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54741" calcext:value-type="float">
            <text:p>1,54741</text:p>
          </table:table-cell>
          <table:table-cell office:value-type="float" office:value="0.181755" calcext:value-type="float">
            <text:p>0,181755</text:p>
          </table:table-cell>
          <table:table-cell table:formula="of:=[.B135]*[.C135]" office:value-type="float" office:value="0.28124950455" calcext:value-type="float">
            <text:p>0,2812495046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59378" calcext:value-type="float">
            <text:p>1,59378</text:p>
          </table:table-cell>
          <table:table-cell office:value-type="float" office:value="0.153203" calcext:value-type="float">
            <text:p>0,153203</text:p>
          </table:table-cell>
          <table:table-cell table:formula="of:=[.B136]*[.C136]" office:value-type="float" office:value="0.24417187734" calcext:value-type="float">
            <text:p>0,2441718773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70749" calcext:value-type="float">
            <text:p>1,70749</text:p>
          </table:table-cell>
          <table:table-cell office:value-type="float" office:value="0.0793872" calcext:value-type="float">
            <text:p>0,0793872</text:p>
          </table:table-cell>
          <table:table-cell table:formula="of:=[.B137]*[.C137]" office:value-type="float" office:value="0.135552850128" calcext:value-type="float">
            <text:p>0,1355528501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2.1594" calcext:value-type="float">
            <text:p>2,1594</text:p>
          </table:table-cell>
          <table:table-cell office:value-type="float" office:value="0.0759053" calcext:value-type="float">
            <text:p>0,0759053</text:p>
          </table:table-cell>
          <table:table-cell table:formula="of:=[.B138]*[.C138]" office:value-type="float" office:value="0.16390990482" calcext:value-type="float">
            <text:p>0,1639099048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0738162" calcext:value-type="float">
            <text:p>0,0738162</text:p>
          </table:table-cell>
          <table:table-cell table:formula="of:=[.B139]*[.C139]" office:value-type="float" office:value="0.161339330178" calcext:value-type="float">
            <text:p>0,1613393302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2.25078" calcext:value-type="float">
            <text:p>2,25078</text:p>
          </table:table-cell>
          <table:table-cell office:value-type="float" office:value="0.066156" calcext:value-type="float">
            <text:p>0,066156</text:p>
          </table:table-cell>
          <table:table-cell table:formula="of:=[.B140]*[.C140]" office:value-type="float" office:value="0.14890260168" calcext:value-type="float">
            <text:p>0,1489026017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49739" calcext:value-type="float">
            <text:p>2,49739</text:p>
          </table:table-cell>
          <table:table-cell office:value-type="float" office:value="0.359331" calcext:value-type="float">
            <text:p>0,359331</text:p>
          </table:table-cell>
          <table:table-cell table:formula="of:=[.B141]*[.C141]" office:value-type="float" office:value="0.89738964609" calcext:value-type="float">
            <text:p>0,8973896461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2.65434" calcext:value-type="float">
            <text:p>2,65434</text:p>
          </table:table-cell>
          <table:table-cell office:value-type="float" office:value="0.383008" calcext:value-type="float">
            <text:p>0,383008</text:p>
          </table:table-cell>
          <table:table-cell table:formula="of:=[.B142]*[.C142]" office:value-type="float" office:value="1.01663345472" calcext:value-type="float">
            <text:p>1,0166334547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.17699" calcext:value-type="float">
            <text:p>3,17699</text:p>
          </table:table-cell>
          <table:table-cell office:value-type="float" office:value="0.0807799" calcext:value-type="float">
            <text:p>0,0807799</text:p>
          </table:table-cell>
          <table:table-cell table:formula="of:=[.B143]*[.C143]" office:value-type="float" office:value="0.256636934501" calcext:value-type="float">
            <text:p>0,2566369345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21973" calcext:value-type="float">
            <text:p>3,21973</text:p>
          </table:table-cell>
          <table:table-cell office:value-type="float" office:value="0.0724234" calcext:value-type="float">
            <text:p>0,0724234</text:p>
          </table:table-cell>
          <table:table-cell table:formula="of:=[.B144]*[.C144]" office:value-type="float" office:value="0.233183793682" calcext:value-type="float">
            <text:p>0,2331837937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3.23423" calcext:value-type="float">
            <text:p>3,23423</text:p>
          </table:table-cell>
          <table:table-cell office:value-type="float" office:value="0.0884401" calcext:value-type="float">
            <text:p>0,0884401</text:p>
          </table:table-cell>
          <table:table-cell table:formula="of:=[.B145]*[.C145]" office:value-type="float" office:value="0.286035624623" calcext:value-type="float">
            <text:p>0,2860356246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2883" calcext:value-type="float">
            <text:p>0,12883</text:p>
          </table:table-cell>
          <table:table-cell table:formula="of:=[.B146]*[.C146]" office:value-type="float" office:value="0.446859738" calcext:value-type="float">
            <text:p>0,446859738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477" calcext:value-type="float">
            <text:p>3,477</text:p>
          </table:table-cell>
          <table:table-cell office:value-type="float" office:value="0.0369081" calcext:value-type="float">
            <text:p>0,0369081</text:p>
          </table:table-cell>
          <table:table-cell table:formula="of:=[.B147]*[.C147]" office:value-type="float" office:value="0.1283294637" calcext:value-type="float">
            <text:p>0,1283294637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.61713" calcext:value-type="float">
            <text:p>3,61713</text:p>
          </table:table-cell>
          <table:table-cell office:value-type="float" office:value="0.0647632" calcext:value-type="float">
            <text:p>0,0647632</text:p>
          </table:table-cell>
          <table:table-cell table:formula="of:=[.B148]*[.C148]" office:value-type="float" office:value="0.234256913616" calcext:value-type="float">
            <text:p>0,2342569136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4.27381" calcext:value-type="float">
            <text:p>4,27381</text:p>
          </table:table-cell>
          <table:table-cell office:value-type="float" office:value="0.0926184" calcext:value-type="float">
            <text:p>0,0926184</text:p>
          </table:table-cell>
          <table:table-cell table:formula="of:=[.B149]*[.C149]" office:value-type="float" office:value="0.395833444104" calcext:value-type="float">
            <text:p>0,3958334441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208217" calcext:value-type="float">
            <text:p>0,208217</text:p>
          </table:table-cell>
          <table:table-cell table:formula="of:=[.B150]*[.C150]" office:value-type="float" office:value="0.91999848582" calcext:value-type="float">
            <text:p>0,9199984858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table:formula="of:=[.B151]*[.C151]" office:value-type="float" office:value="0.153605272482" calcext:value-type="float">
            <text:p>0,1536052725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table:formula="of:=[.B152]*[.C152]" office:value-type="float" office:value="0.153605272482" calcext:value-type="float">
            <text:p>0,1536052725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4.63226" calcext:value-type="float">
            <text:p>4,63226</text:p>
          </table:table-cell>
          <table:table-cell office:value-type="float" office:value="0.0640669" calcext:value-type="float">
            <text:p>0,0640669</text:p>
          </table:table-cell>
          <table:table-cell table:formula="of:=[.B153]*[.C153]" office:value-type="float" office:value="0.296774538194" calcext:value-type="float">
            <text:p>0,2967745382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4.67752" calcext:value-type="float">
            <text:p>4,67752</text:p>
          </table:table-cell>
          <table:table-cell office:value-type="float" office:value="0.0341226" calcext:value-type="float">
            <text:p>0,0341226</text:p>
          </table:table-cell>
          <table:table-cell table:formula="of:=[.B154]*[.C154]" office:value-type="float" office:value="0.159609143952" calcext:value-type="float">
            <text:p>0,159609144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4.77076" calcext:value-type="float">
            <text:p>4,77076</text:p>
          </table:table-cell>
          <table:table-cell office:value-type="float" office:value="0.158078" calcext:value-type="float">
            <text:p>0,158078</text:p>
          </table:table-cell>
          <table:table-cell table:formula="of:=[.B155]*[.C155]" office:value-type="float" office:value="0.75415219928" calcext:value-type="float">
            <text:p>0,7541521993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4.93471" calcext:value-type="float">
            <text:p>4,93471</text:p>
          </table:table-cell>
          <table:table-cell office:value-type="float" office:value="0.0981894" calcext:value-type="float">
            <text:p>0,0981894</text:p>
          </table:table-cell>
          <table:table-cell table:formula="of:=[.B156]*[.C156]" office:value-type="float" office:value="0.484536214074" calcext:value-type="float">
            <text:p>0,4845362141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.2029" calcext:value-type="float">
            <text:p>5,2029</text:p>
          </table:table-cell>
          <table:table-cell office:value-type="float" office:value="0.0947075" calcext:value-type="float">
            <text:p>0,0947075</text:p>
          </table:table-cell>
          <table:table-cell table:formula="of:=[.B157]*[.C157]" office:value-type="float" office:value="0.49275365175" calcext:value-type="float">
            <text:p>0,4927536518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table:formula="of:=[.B158]*[.C158]" office:value-type="float" office:value="1.05882011807" calcext:value-type="float">
            <text:p>1,0588201181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table:formula="of:=[.B159]*[.C159]" office:value-type="float" office:value="1.05882011807" calcext:value-type="float">
            <text:p>1,0588201181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6.52727" calcext:value-type="float">
            <text:p>6,52727</text:p>
          </table:table-cell>
          <table:table-cell office:value-type="float" office:value="0.091922" calcext:value-type="float">
            <text:p>0,091922</text:p>
          </table:table-cell>
          <table:table-cell table:formula="of:=[.B160]*[.C160]" office:value-type="float" office:value="0.59999971294" calcext:value-type="float">
            <text:p>0,5999997129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6.97087" calcext:value-type="float">
            <text:p>6,97087</text:p>
          </table:table-cell>
          <table:table-cell office:value-type="float" office:value="0.0926184" calcext:value-type="float">
            <text:p>0,0926184</text:p>
          </table:table-cell>
          <table:table-cell table:formula="of:=[.B161]*[.C161]" office:value-type="float" office:value="0.645630826008" calcext:value-type="float">
            <text:p>0,645630826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7.6383" calcext:value-type="float">
            <text:p>7,6383</text:p>
          </table:table-cell>
          <table:table-cell office:value-type="float" office:value="0.141365" calcext:value-type="float">
            <text:p>0,141365</text:p>
          </table:table-cell>
          <table:table-cell table:formula="of:=[.B162]*[.C162]" office:value-type="float" office:value="1.0797882795" calcext:value-type="float">
            <text:p>1,0797882795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63]*[.C163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64]*[.C164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eitelbau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67]*[.C167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68]*[.C168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69]*[.C169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70]*[.C170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table:formula="of:=[.B171]*[.C171]" office:value-type="float" office:value="0.39270772905" calcext:value-type="float">
            <text:p>0,39270772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77" calcext:value-type="float">
            <text:p>1,7177</text:p>
          </table:table-cell>
          <table:table-cell office:value-type="float" office:value="0.246518" calcext:value-type="float">
            <text:p>0,246518</text:p>
          </table:table-cell>
          <table:table-cell table:formula="of:=[.B172]*[.C172]" office:value-type="float" office:value="0.4234439686" calcext:value-type="float">
            <text:p>0,4234439686</text:p>
          </table:table-cell>
          <table:table-cell table:number-columns-repeated="1020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6573" calcext:value-type="float">
            <text:p>2,36573</text:p>
          </table:table-cell>
          <table:table-cell office:value-type="float" office:value="0.110724" calcext:value-type="float">
            <text:p>0,110724</text:p>
          </table:table-cell>
          <table:table-cell table:formula="of:=[.B173]*[.C173]" office:value-type="float" office:value="0.26194308852" calcext:value-type="float">
            <text:p>0,261943088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2044" calcext:value-type="float">
            <text:p>2,62044</text:p>
          </table:table-cell>
          <table:table-cell office:value-type="float" office:value="0.350975" calcext:value-type="float">
            <text:p>0,350975</text:p>
          </table:table-cell>
          <table:table-cell table:formula="of:=[.B174]*[.C174]" office:value-type="float" office:value="0.919708929" calcext:value-type="float">
            <text:p>0,919708929</text:p>
          </table:table-cell>
          <table:table-cell table:number-columns-repeated="1020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.62523" calcext:value-type="float">
            <text:p>2,62523</text:p>
          </table:table-cell>
          <table:table-cell office:value-type="float" office:value="0.351671" calcext:value-type="float">
            <text:p>0,351671</text:p>
          </table:table-cell>
          <table:table-cell table:formula="of:=[.B175]*[.C175]" office:value-type="float" office:value="0.92321725933" calcext:value-type="float">
            <text:p>0,923217259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3004" calcext:value-type="float">
            <text:p>2,63004</text:p>
          </table:table-cell>
          <table:table-cell office:value-type="float" office:value="0.086351" calcext:value-type="float">
            <text:p>0,086351</text:p>
          </table:table-cell>
          <table:table-cell table:formula="of:=[.B176]*[.C176]" office:value-type="float" office:value="0.22710658404" calcext:value-type="float">
            <text:p>0,227106584</text:p>
          </table:table-cell>
          <table:table-cell table:number-columns-repeated="1020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8411" calcext:value-type="float">
            <text:p>2,68411</text:p>
          </table:table-cell>
          <table:table-cell office:value-type="float" office:value="0.185237" calcext:value-type="float">
            <text:p>0,185237</text:p>
          </table:table-cell>
          <table:table-cell table:formula="of:=[.B177]*[.C177]" office:value-type="float" office:value="0.49719648407" calcext:value-type="float">
            <text:p>0,49719648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5473" calcext:value-type="float">
            <text:p>2,95473</text:p>
          </table:table-cell>
          <table:table-cell office:value-type="float" office:value="0.0856546" calcext:value-type="float">
            <text:p>0,0856546</text:p>
          </table:table-cell>
          <table:table-cell table:formula="of:=[.B178]*[.C178]" office:value-type="float" office:value="0.253086216258" calcext:value-type="float">
            <text:p>0,2530862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6024" calcext:value-type="float">
            <text:p>3,46024</text:p>
          </table:table-cell>
          <table:table-cell office:value-type="float" office:value="0.166435" calcext:value-type="float">
            <text:p>0,166435</text:p>
          </table:table-cell>
          <table:table-cell table:formula="of:=[.B179]*[.C179]" office:value-type="float" office:value="0.5759050444" calcext:value-type="float">
            <text:p>0,5759050444</text:p>
          </table:table-cell>
          <table:table-cell table:number-columns-repeated="1020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.55446" calcext:value-type="float">
            <text:p>3,55446</text:p>
          </table:table-cell>
          <table:table-cell office:value-type="float" office:value="0.163649" calcext:value-type="float">
            <text:p>0,163649</text:p>
          </table:table-cell>
          <table:table-cell table:formula="of:=[.B180]*[.C180]" office:value-type="float" office:value="0.58168382454" calcext:value-type="float">
            <text:p>0,5816838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181]*[.C181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95592" calcext:value-type="float">
            <text:p>3,95592</text:p>
          </table:table-cell>
          <table:table-cell office:value-type="float" office:value="0.0926184" calcext:value-type="float">
            <text:p>0,0926184</text:p>
          </table:table-cell>
          <table:table-cell table:formula="of:=[.B182]*[.C182]" office:value-type="float" office:value="0.366390980928" calcext:value-type="float">
            <text:p>0,3663909809</text:p>
          </table:table-cell>
          <table:table-cell table:number-columns-repeated="1020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417827" calcext:value-type="float">
            <text:p>0,0417827</text:p>
          </table:table-cell>
          <table:table-cell table:formula="of:=[.B183]*[.C183]" office:value-type="float" office:value="0.199999996609" calcext:value-type="float">
            <text:p>0,199999996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4596" calcext:value-type="float">
            <text:p>0,154596</text:p>
          </table:table-cell>
          <table:table-cell table:formula="of:=[.B184]*[.C184]" office:value-type="float" office:value="1.0571429076" calcext:value-type="float">
            <text:p>1,057142907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7382" calcext:value-type="float">
            <text:p>0,157382</text:p>
          </table:table-cell>
          <table:table-cell table:formula="of:=[.B185]*[.C185]" office:value-type="float" office:value="1.0761938542" calcext:value-type="float">
            <text:p>1,0761938542</text:p>
          </table:table-cell>
          <table:table-cell table:number-columns-repeated="1020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48329" calcext:value-type="float">
            <text:p>0,148329</text:p>
          </table:table-cell>
          <table:table-cell table:formula="of:=[.B186]*[.C186]" office:value-type="float" office:value="1.0142885349" calcext:value-type="float">
            <text:p>1,014288534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orr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89]*[.C189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90]*[.C190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91]*[.C191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92]*[.C192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table:formula="of:=[.B193]*[.C193]" office:value-type="float" office:value="0.39270772905" calcext:value-type="float">
            <text:p>0,392707729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1542" calcext:value-type="float">
            <text:p>1,81542</text:p>
          </table:table-cell>
          <table:table-cell office:value-type="float" office:value="0.217967" calcext:value-type="float">
            <text:p>0,217967</text:p>
          </table:table-cell>
          <table:table-cell table:formula="of:=[.B194]*[.C194]" office:value-type="float" office:value="0.39570165114" calcext:value-type="float">
            <text:p>0,39570165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40669" calcext:value-type="float">
            <text:p>0,140669</text:p>
          </table:table-cell>
          <table:table-cell table:formula="of:=[.B195]*[.C195]" office:value-type="float" office:value="0.27595741075" calcext:value-type="float">
            <text:p>0,275957410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1263" calcext:value-type="float">
            <text:p>2,21263</text:p>
          </table:table-cell>
          <table:table-cell office:value-type="float" office:value="0.133705" calcext:value-type="float">
            <text:p>0,133705</text:p>
          </table:table-cell>
          <table:table-cell table:formula="of:=[.B196]*[.C196]" office:value-type="float" office:value="0.29583969415" calcext:value-type="float">
            <text:p>0,295839694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2362" calcext:value-type="float">
            <text:p>2,32362</text:p>
          </table:table-cell>
          <table:table-cell office:value-type="float" office:value="0.0724234" calcext:value-type="float">
            <text:p>0,0724234</text:p>
          </table:table-cell>
          <table:table-cell table:formula="of:=[.B197]*[.C197]" office:value-type="float" office:value="0.168284460708" calcext:value-type="float">
            <text:p>0,168284460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9733" calcext:value-type="float">
            <text:p>2,39733</text:p>
          </table:table-cell>
          <table:table-cell office:value-type="float" office:value="0.0369081" calcext:value-type="float">
            <text:p>0,0369081</text:p>
          </table:table-cell>
          <table:table-cell table:formula="of:=[.B198]*[.C198]" office:value-type="float" office:value="0.088480895373" calcext:value-type="float">
            <text:p>0,088480895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6154" calcext:value-type="float">
            <text:p>2,76154</text:p>
          </table:table-cell>
          <table:table-cell office:value-type="float" office:value="0.349582" calcext:value-type="float">
            <text:p>0,349582</text:p>
          </table:table-cell>
          <table:table-cell table:formula="of:=[.B199]*[.C199]" office:value-type="float" office:value="0.96538467628" calcext:value-type="float">
            <text:p>0,965384676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200]*[.C200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201]*[.C201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202]*[.C202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5916" calcext:value-type="float">
            <text:p>3,75916</text:p>
          </table:table-cell>
          <table:table-cell office:value-type="float" office:value="0.0877437" calcext:value-type="float">
            <text:p>0,0877437</text:p>
          </table:table-cell>
          <table:table-cell table:formula="of:=[.B203]*[.C203]" office:value-type="float" office:value="0.329842607292" calcext:value-type="float">
            <text:p>0,32984260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19081" calcext:value-type="float">
            <text:p>0,119081</text:p>
          </table:table-cell>
          <table:table-cell table:formula="of:=[.B204]*[.C204]" office:value-type="float" office:value="0.476324" calcext:value-type="float">
            <text:p>0,476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1117" calcext:value-type="float">
            <text:p>4,01117</text:p>
          </table:table-cell>
          <table:table-cell office:value-type="float" office:value="0.144847" calcext:value-type="float">
            <text:p>0,144847</text:p>
          </table:table-cell>
          <table:table-cell table:formula="of:=[.B205]*[.C205]" office:value-type="float" office:value="0.58100594099" calcext:value-type="float">
            <text:p>0,58100594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67907" calcext:value-type="float">
            <text:p>6,67907</text:p>
          </table:table-cell>
          <table:table-cell office:value-type="float" office:value="0.158774" calcext:value-type="float">
            <text:p>0,158774</text:p>
          </table:table-cell>
          <table:table-cell table:formula="of:=[.B206]*[.C206]" office:value-type="float" office:value="1.06046266018" calcext:value-type="float">
            <text:p>1,060462660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135794" calcext:value-type="float">
            <text:p>0,135794</text:p>
          </table:table-cell>
          <table:table-cell table:formula="of:=[.B207]*[.C207]" office:value-type="float" office:value="1.04838807142" calcext:value-type="float">
            <text:p>1,04838807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formula="of:=[.B208]*[.C208]" office:value-type="float" office:value="1.02702691392" calcext:value-type="float">
            <text:p>1,0270269139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formula="of:=[.B209]*[.C209]" office:value-type="float" office:value="1.02702691392" calcext:value-type="float">
            <text:p>1,02702691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Default" table:formula="of:=MAX([.D1:.D209])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Default" table:formula="of:=MIN([.D1:.D209])" office:value-type="float" office:value="0.088480895373" calcext:value-type="float">
            <text:p>0,088480895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Y</text:p>
          </table:table-cell>
          <table:table-cell table:style-name="Default" table:formula="of:=AVERAGE([.D1:.D209])" office:value-type="float" office:value="0.524463173734091" calcext:value-type="float">
            <text:p>0,524463173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Default" table:formula="of:=MEDIAN([.D1:.D209])" office:value-type="float" office:value="0.40402077968" calcext:value-type="float">
            <text:p>0,4040207797</text:p>
          </table:table-cell>
          <table:table-cell table:number-columns-repeated="1020"/>
        </table:table-row>
        <calcext:conditional-formats>
          <calcext:conditional-format calcext:target-range-address="Diagonal.D2:Diagonal.D209">
            <calcext:color-scale>
              <calcext:color-scale-entry calcext:value="0" calcext:type="minimum" calcext:color="#ff9966"/>
              <calcext:color-scale-entry calcext:value="50" calcext:type="percentile" calcext:color="#ffff00"/>
              <calcext:color-scale-entry calcext:value="0" calcext:type="maximum" calcext:color="#00ff00"/>
            </calcext:color-scale>
          </calcext:conditional-format>
        </calcext:conditional-formats>
      </table:table>
      <table:table table:name="LZ77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F1</text:p>
          </table:table-cell>
          <table:covered-table-cell/>
          <table:table-cell table:style-name="ce1" office:value-type="string" calcext:value-type="string" table:number-columns-spanned="2" table:number-rows-spanned="1">
            <text:p>Isaacson</text:p>
          </table:table-cell>
          <table:covered-table-cell/>
          <table:table-cell table:style-name="ce1" office:value-type="string" calcext:value-type="string" table:number-columns-spanned="2" table:number-rows-spanned="1">
            <text:p>Rahn</text:p>
          </table:table-cell>
          <table:covered-table-cell/>
          <table:table-cell table:style-name="ce1" office:value-type="string" calcext:value-type="string" table:number-columns-spanned="2" table:number-rows-spanned="1">
            <text:p>Lewin</text:p>
          </table:table-cell>
          <table:covered-table-cell/>
          <table:table-cell table:style-name="ce1" office:value-type="string" calcext:value-type="string" table:number-columns-spanned="2" table:number-rows-spanned="1">
            <text:p>Teitelbaum</text:p>
          </table:table-cell>
          <table:covered-table-cell/>
          <table:table-cell table:style-name="ce1" office:value-type="string" calcext:value-type="string" table:number-columns-spanned="2" table:number-rows-spanned="1">
            <text:p>Morris</text:p>
          </table:table-cell>
          <table:covered-table-cell/>
          <table:table-cell table:number-columns-repeated="100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263928" calcext:value-type="float">
            <text:p>0,263928</text:p>
          </table:table-cell>
          <table:table-cell table:formula="of:=[.B2]*[.C2]" office:value-type="float" office:value="0.33688825632" calcext:value-type="float">
            <text:p>0,3368882563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263928" calcext:value-type="float">
            <text:p>0,26392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1.32595" calcext:value-type="float">
            <text:p>1,32595</text:p>
          </table:table-cell>
          <table:table-cell office:value-type="float" office:value="0.25766" calcext:value-type="float">
            <text:p>0,25766</text:p>
          </table:table-cell>
          <table:table-cell office:value-type="float" office:value="1.30427" calcext:value-type="float">
            <text:p>1,30427</text:p>
          </table:table-cell>
          <table:table-cell office:value-type="float" office:value="0.263928" calcext:value-type="float">
            <text:p>0,263928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number-columns-repeated="1007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263231" calcext:value-type="float">
            <text:p>0,263231</text:p>
          </table:table-cell>
          <table:table-cell table:formula="of:=[.B3]*[.C3]" office:value-type="float" office:value="0.33599857764" calcext:value-type="float">
            <text:p>0,3359985776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263231" calcext:value-type="float">
            <text:p>0,263231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1.3408" calcext:value-type="float">
            <text:p>1,3408</text:p>
          </table:table-cell>
          <table:table-cell office:value-type="float" office:value="0.256267" calcext:value-type="float">
            <text:p>0,256267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259749" calcext:value-type="float">
            <text:p>0,259749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number-columns-repeated="1007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263928" calcext:value-type="float">
            <text:p>0,263928</text:p>
          </table:table-cell>
          <table:table-cell table:formula="of:=[.B4]*[.C4]" office:value-type="float" office:value="0.33688825632" calcext:value-type="float">
            <text:p>0,3368882563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263928" calcext:value-type="float">
            <text:p>0,26392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251393" calcext:value-type="float">
            <text:p>0,251393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249304" calcext:value-type="float">
            <text:p>0,249304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220752" calcext:value-type="float">
            <text:p>0,220752</text:p>
          </table:table-cell>
          <table:table-cell table:number-columns-repeated="1007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263231" calcext:value-type="float">
            <text:p>0,263231</text:p>
          </table:table-cell>
          <table:table-cell table:formula="of:=[.B5]*[.C5]" office:value-type="float" office:value="0.33599857764" calcext:value-type="float">
            <text:p>0,3359985776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263231" calcext:value-type="float">
            <text:p>0,263231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1.7598" calcext:value-type="float">
            <text:p>1,7598</text:p>
          </table:table-cell>
          <table:table-cell office:value-type="float" office:value="0.197772" calcext:value-type="float">
            <text:p>0,197772</text:p>
          </table:table-cell>
          <table:table-cell office:value-type="float" office:value="1.87712" calcext:value-type="float">
            <text:p>1,87712</text:p>
          </table:table-cell>
          <table:table-cell office:value-type="float" office:value="0.207521" calcext:value-type="float">
            <text:p>0,207521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220752" calcext:value-type="float">
            <text:p>0,220752</text:p>
          </table:table-cell>
          <table:table-cell office:value-type="float" office:value="1.97796" calcext:value-type="float">
            <text:p>1,97796</text:p>
          </table:table-cell>
          <table:table-cell office:value-type="float" office:value="0.205432" calcext:value-type="float">
            <text:p>0,205432</text:p>
          </table:table-cell>
          <table:table-cell table:number-columns-repeated="1007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34836" calcext:value-type="float">
            <text:p>1,34836</text:p>
          </table:table-cell>
          <table:table-cell office:value-type="float" office:value="0.252786" calcext:value-type="float">
            <text:p>0,252786</text:p>
          </table:table-cell>
          <table:table-cell table:formula="of:=[.B6]*[.C6]" office:value-type="float" office:value="0.34084653096" calcext:value-type="float">
            <text:p>0,340846531</text:p>
          </table:table-cell>
          <table:table-cell/>
          <table:table-cell office:value-type="float" office:value="1.34836" calcext:value-type="float">
            <text:p>1,34836</text:p>
          </table:table-cell>
          <table:table-cell office:value-type="float" office:value="0.252786" calcext:value-type="float">
            <text:p>0,252786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1.89196" calcext:value-type="float">
            <text:p>1,89196</text:p>
          </table:table-cell>
          <table:table-cell office:value-type="float" office:value="0.204735" calcext:value-type="float">
            <text:p>0,204735</text:p>
          </table:table-cell>
          <table:table-cell office:value-type="float" office:value="1.88451" calcext:value-type="float">
            <text:p>1,88451</text:p>
          </table:table-cell>
          <table:table-cell office:value-type="float" office:value="0.205432" calcext:value-type="float">
            <text:p>0,205432</text:p>
          </table:table-cell>
          <table:table-cell office:value-type="float" office:value="2.24726" calcext:value-type="float">
            <text:p>2,24726</text:p>
          </table:table-cell>
          <table:table-cell office:value-type="float" office:value="0.182451" calcext:value-type="float">
            <text:p>0,182451</text:p>
          </table:table-cell>
          <table:table-cell office:value-type="float" office:value="2.67412" calcext:value-type="float">
            <text:p>2,67412</text:p>
          </table:table-cell>
          <table:table-cell office:value-type="float" office:value="0.153203" calcext:value-type="float">
            <text:p>0,153203</text:p>
          </table:table-cell>
          <table:table-cell table:number-columns-repeated="1007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36372" calcext:value-type="float">
            <text:p>1,36372</text:p>
          </table:table-cell>
          <table:table-cell office:value-type="float" office:value="0.254178" calcext:value-type="float">
            <text:p>0,254178</text:p>
          </table:table-cell>
          <table:table-cell table:formula="of:=[.B7]*[.C7]" office:value-type="float" office:value="0.34662762216" calcext:value-type="float">
            <text:p>0,3466276222</text:p>
          </table:table-cell>
          <table:table-cell/>
          <table:table-cell office:value-type="float" office:value="1.36372" calcext:value-type="float">
            <text:p>1,36372</text:p>
          </table:table-cell>
          <table:table-cell office:value-type="float" office:value="0.254178" calcext:value-type="float">
            <text:p>0,25417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1.89947" calcext:value-type="float">
            <text:p>1,89947</text:p>
          </table:table-cell>
          <table:table-cell office:value-type="float" office:value="0.219359" calcext:value-type="float">
            <text:p>0,219359</text:p>
          </table:table-cell>
          <table:table-cell office:value-type="float" office:value="1.95374" calcext:value-type="float">
            <text:p>1,95374</text:p>
          </table:table-cell>
          <table:table-cell office:value-type="float" office:value="0.204735" calcext:value-type="float">
            <text:p>0,204735</text:p>
          </table:table-cell>
          <table:table-cell office:value-type="float" office:value="3.25624" calcext:value-type="float">
            <text:p>3,25624</text:p>
          </table:table-cell>
          <table:table-cell office:value-type="float" office:value="0.13649" calcext:value-type="float">
            <text:p>0,13649</text:p>
          </table:table-cell>
          <table:table-cell office:value-type="float" office:value="2.81569" calcext:value-type="float">
            <text:p>2,81569</text:p>
          </table:table-cell>
          <table:table-cell office:value-type="float" office:value="0.158774" calcext:value-type="float">
            <text:p>0,158774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1.36372" calcext:value-type="float">
            <text:p>1,36372</text:p>
          </table:table-cell>
          <table:table-cell office:value-type="float" office:value="0.254875" calcext:value-type="float">
            <text:p>0,254875</text:p>
          </table:table-cell>
          <table:table-cell table:formula="of:=[.B8]*[.C8]" office:value-type="float" office:value="0.347578135" calcext:value-type="float">
            <text:p>0,347578135</text:p>
          </table:table-cell>
          <table:table-cell/>
          <table:table-cell office:value-type="float" office:value="1.36372" calcext:value-type="float">
            <text:p>1,36372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189415" calcext:value-type="float">
            <text:p>0,189415</text:p>
          </table:table-cell>
          <table:table-cell office:value-type="float" office:value="2.06322" calcext:value-type="float">
            <text:p>2,06322</text:p>
          </table:table-cell>
          <table:table-cell office:value-type="float" office:value="0.188719" calcext:value-type="float">
            <text:p>0,188719</text:p>
          </table:table-cell>
          <table:table-cell office:value-type="float" office:value="4.64725" calcext:value-type="float">
            <text:p>4,64725</text:p>
          </table:table-cell>
          <table:table-cell office:value-type="float" office:value="0.128134" calcext:value-type="float">
            <text:p>0,128134</text:p>
          </table:table-cell>
          <table:table-cell office:value-type="float" office:value="5.37828" calcext:value-type="float">
            <text:p>5,37828</text:p>
          </table:table-cell>
          <table:table-cell office:value-type="float" office:value="0.0954039" calcext:value-type="float">
            <text:p>0,0954039</text:p>
          </table:table-cell>
          <table:table-cell table:number-columns-repeated="100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38744" calcext:value-type="float">
            <text:p>1,38744</text:p>
          </table:table-cell>
          <table:table-cell office:value-type="float" office:value="0.251393" calcext:value-type="float">
            <text:p>0,251393</text:p>
          </table:table-cell>
          <table:table-cell table:formula="of:=[.B9]*[.C9]" office:value-type="float" office:value="0.34879270392" calcext:value-type="float">
            <text:p>0,3487927039</text:p>
          </table:table-cell>
          <table:table-cell/>
          <table:table-cell office:value-type="float" office:value="1.38744" calcext:value-type="float">
            <text:p>1,38744</text:p>
          </table:table-cell>
          <table:table-cell office:value-type="float" office:value="0.251393" calcext:value-type="float">
            <text:p>0,25139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2.36964" calcext:value-type="float">
            <text:p>2,36964</text:p>
          </table:table-cell>
          <table:table-cell office:value-type="float" office:value="0.18454" calcext:value-type="float">
            <text:p>0,18454</text:p>
          </table:table-cell>
          <table:table-cell office:value-type="float" office:value="2.60145" calcext:value-type="float">
            <text:p>2,60145</text:p>
          </table:table-cell>
          <table:table-cell office:value-type="float" office:value="0.139276" calcext:value-type="float">
            <text:p>0,139276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0598886" calcext:value-type="float">
            <text:p>0,0598886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814763" calcext:value-type="float">
            <text:p>0,0814763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.38744" calcext:value-type="float">
            <text:p>1,38744</text:p>
          </table:table-cell>
          <table:table-cell office:value-type="float" office:value="0.252089" calcext:value-type="float">
            <text:p>0,252089</text:p>
          </table:table-cell>
          <table:table-cell table:formula="of:=[.B10]*[.C10]" office:value-type="float" office:value="0.34975836216" calcext:value-type="float">
            <text:p>0,3497583622</text:p>
          </table:table-cell>
          <table:table-cell/>
          <table:table-cell office:value-type="float" office:value="1.38744" calcext:value-type="float">
            <text:p>1,38744</text:p>
          </table:table-cell>
          <table:table-cell office:value-type="float" office:value="0.252089" calcext:value-type="float">
            <text:p>0,252089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2.73524" calcext:value-type="float">
            <text:p>2,73524</text:p>
          </table:table-cell>
          <table:table-cell office:value-type="float" office:value="0.137187" calcext:value-type="float">
            <text:p>0,137187</text:p>
          </table:table-cell>
          <table:table-cell office:value-type="float" office:value="3.04883" calcext:value-type="float">
            <text:p>3,04883</text:p>
          </table:table-cell>
          <table:table-cell office:value-type="float" office:value="0.116295" calcext:value-type="float">
            <text:p>0,116295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292479" calcext:value-type="float">
            <text:p>0,0292479</text:p>
          </table:table-cell>
          <table:table-cell table:number-columns-repeated="1007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42038" calcext:value-type="float">
            <text:p>1,42038</text:p>
          </table:table-cell>
          <table:table-cell office:value-type="float" office:value="0.246518" calcext:value-type="float">
            <text:p>0,246518</text:p>
          </table:table-cell>
          <table:table-cell table:formula="of:=[.B11]*[.C11]" office:value-type="float" office:value="0.35014923684" calcext:value-type="float">
            <text:p>0,3501492368</text:p>
          </table:table-cell>
          <table:table-cell/>
          <table:table-cell office:value-type="float" office:value="1.42038" calcext:value-type="float">
            <text:p>1,42038</text:p>
          </table:table-cell>
          <table:table-cell office:value-type="float" office:value="0.246518" calcext:value-type="float">
            <text:p>0,24651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2.84921" calcext:value-type="float">
            <text:p>2,84921</text:p>
          </table:table-cell>
          <table:table-cell office:value-type="float" office:value="0.130223" calcext:value-type="float">
            <text:p>0,130223</text:p>
          </table:table-cell>
          <table:table-cell office:value-type="float" office:value="3.30115" calcext:value-type="float">
            <text:p>3,30115</text:p>
          </table:table-cell>
          <table:table-cell office:value-type="float" office:value="0.110028" calcext:value-type="float">
            <text:p>0,110028</text:p>
          </table:table-cell>
          <table:table-cell office:value-type="float" office:value="16.5057" calcext:value-type="float">
            <text:p>16,5057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215877" calcext:value-type="float">
            <text:p>0,0215877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99164" calcext:value-type="float">
            <text:p>0,199164</text:p>
          </table:table-cell>
          <table:table-cell table:formula="of:=[.B12]*[.C12]" office:value-type="float" office:value="0.390709977" calcext:value-type="float">
            <text:p>0,390709977</text:p>
          </table:table-cell>
          <table:table-cell/>
          <table:table-cell office:value-type="float" office:value="1.96175" calcext:value-type="float">
            <text:p>1,96175</text:p>
          </table:table-cell>
          <table:table-cell office:value-type="float" office:value="0.199164" calcext:value-type="float">
            <text:p>0,199164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5.26007" calcext:value-type="float">
            <text:p>5,26007</text:p>
          </table:table-cell>
          <table:table-cell office:value-type="float" office:value="0.109331" calcext:value-type="float">
            <text:p>0,109331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14206" calcext:value-type="float">
            <text:p>0,114206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78552" calcext:value-type="float">
            <text:p>0,0278552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236769" calcext:value-type="float">
            <text:p>0,0236769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99164" calcext:value-type="float">
            <text:p>0,199164</text:p>
          </table:table-cell>
          <table:table-cell table:formula="of:=[.B13]*[.C13]" office:value-type="float" office:value="0.390709977" calcext:value-type="float">
            <text:p>0,390709977</text:p>
          </table:table-cell>
          <table:table-cell/>
          <table:table-cell office:value-type="float" office:value="1.96175" calcext:value-type="float">
            <text:p>1,96175</text:p>
          </table:table-cell>
          <table:table-cell office:value-type="float" office:value="0.199164" calcext:value-type="float">
            <text:p>0,199164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5.50192" calcext:value-type="float">
            <text:p>5,50192</text:p>
          </table:table-cell>
          <table:table-cell office:value-type="float" office:value="0.0731198" calcext:value-type="float">
            <text:p>0,0731198</text:p>
          </table:table-cell>
          <table:table-cell office:value-type="float" office:value="8.25287" calcext:value-type="float">
            <text:p>8,25287</text:p>
          </table:table-cell>
          <table:table-cell office:value-type="float" office:value="0.0898329" calcext:value-type="float">
            <text:p>0,0898329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64624" calcext:value-type="float">
            <text:p>0,0264624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78552" calcext:value-type="float">
            <text:p>0,0278552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99164" calcext:value-type="float">
            <text:p>0,199164</text:p>
          </table:table-cell>
          <table:table-cell table:formula="of:=[.B14]*[.C14]" office:value-type="float" office:value="0.390709977" calcext:value-type="float">
            <text:p>0,390709977</text:p>
          </table:table-cell>
          <table:table-cell/>
          <table:table-cell office:value-type="float" office:value="1.96175" calcext:value-type="float">
            <text:p>1,96175</text:p>
          </table:table-cell>
          <table:table-cell office:value-type="float" office:value="0.199164" calcext:value-type="float">
            <text:p>0,199164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office:value-type="float" office:value="7.03922" calcext:value-type="float">
            <text:p>7,03922</text:p>
          </table:table-cell>
          <table:table-cell office:value-type="float" office:value="0.0577994" calcext:value-type="float">
            <text:p>0,0577994</text:p>
          </table:table-cell>
          <table:table-cell office:value-type="float" office:value="8.8642" calcext:value-type="float">
            <text:p>8,8642</text:p>
          </table:table-cell>
          <table:table-cell office:value-type="float" office:value="0.0877437" calcext:value-type="float">
            <text:p>0,0877437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43733" calcext:value-type="float">
            <text:p>0,0243733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5766" calcext:value-type="float">
            <text:p>0,025766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183148" calcext:value-type="float">
            <text:p>0,183148</text:p>
          </table:table-cell>
          <table:table-cell table:formula="of:=[.B15]*[.C15]" office:value-type="float" office:value="0.40399518432" calcext:value-type="float">
            <text:p>0,4039951843</text:p>
          </table:table-cell>
          <table:table-cell/>
          <table:table-cell office:value-type="float" office:value="2.20584" calcext:value-type="float">
            <text:p>2,2058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4039" calcext:value-type="float">
            <text:p>0,04039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431755" calcext:value-type="float">
            <text:p>0,043175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43733" calcext:value-type="float">
            <text:p>0,0243733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5766" calcext:value-type="float">
            <text:p>0,025766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183148" calcext:value-type="float">
            <text:p>0,183148</text:p>
          </table:table-cell>
          <table:table-cell table:formula="of:=[.B16]*[.C16]" office:value-type="float" office:value="0.40399518432" calcext:value-type="float">
            <text:p>0,4039951843</text:p>
          </table:table-cell>
          <table:table-cell/>
          <table:table-cell office:value-type="float" office:value="2.20584" calcext:value-type="float">
            <text:p>2,2058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162" calcext:value-type="float">
            <text:p>0,238162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5766" calcext:value-type="float">
            <text:p>0,025766</text:p>
          </table:table-cell>
          <table:table-cell table:number-columns-repeated="1007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183148" calcext:value-type="float">
            <text:p>0,183148</text:p>
          </table:table-cell>
          <table:table-cell table:formula="of:=[.B17]*[.C17]" office:value-type="float" office:value="0.40399518432" calcext:value-type="float">
            <text:p>0,4039951843</text:p>
          </table:table-cell>
          <table:table-cell/>
          <table:table-cell office:value-type="float" office:value="2.20584" calcext:value-type="float">
            <text:p>2,2058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858" calcext:value-type="float">
            <text:p>0,238858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208914" calcext:value-type="float">
            <text:p>0,0208914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2.30128" calcext:value-type="float">
            <text:p>2,30128</text:p>
          </table:table-cell>
          <table:table-cell office:value-type="float" office:value="0.17688" calcext:value-type="float">
            <text:p>0,17688</text:p>
          </table:table-cell>
          <table:table-cell table:formula="of:=[.B18]*[.C18]" office:value-type="float" office:value="0.4070504064" calcext:value-type="float">
            <text:p>0,4070504064</text:p>
          </table:table-cell>
          <table:table-cell/>
          <table:table-cell office:value-type="float" office:value="2.30128" calcext:value-type="float">
            <text:p>2,30128</text:p>
          </table:table-cell>
          <table:table-cell office:value-type="float" office:value="0.17688" calcext:value-type="float">
            <text:p>0,17688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162" calcext:value-type="float">
            <text:p>0,238162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78552" calcext:value-type="float">
            <text:p>0,0278552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410864" calcext:value-type="float">
            <text:p>0,0410864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number-columns-repeated="1007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07242" calcext:value-type="float">
            <text:p>0,107242</text:p>
          </table:table-cell>
          <table:table-cell table:formula="of:=[.B19]*[.C19]" office:value-type="float" office:value="0.35647991494" calcext:value-type="float">
            <text:p>0,3564799149</text:p>
          </table:table-cell>
          <table:table-cell/>
          <table:table-cell office:value-type="float" office:value="3.32407" calcext:value-type="float">
            <text:p>3,32407</text:p>
          </table:table-cell>
          <table:table-cell office:value-type="float" office:value="0.107242" calcext:value-type="float">
            <text:p>0,107242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858" calcext:value-type="float">
            <text:p>0,238858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99443" calcext:value-type="float">
            <text:p>0,0299443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31337" calcext:value-type="float">
            <text:p>0,031337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number-columns-repeated="1007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3948" calcext:value-type="float">
            <text:p>3,3948</text:p>
          </table:table-cell>
          <table:table-cell office:value-type="float" office:value="0.107242" calcext:value-type="float">
            <text:p>0,107242</text:p>
          </table:table-cell>
          <table:table-cell table:formula="of:=[.B20]*[.C20]" office:value-type="float" office:value="0.3640651416" calcext:value-type="float">
            <text:p>0,3640651416</text:p>
          </table:table-cell>
          <table:table-cell/>
          <table:table-cell office:value-type="float" office:value="3.3948" calcext:value-type="float">
            <text:p>3,3948</text:p>
          </table:table-cell>
          <table:table-cell office:value-type="float" office:value="0.107242" calcext:value-type="float">
            <text:p>0,107242</text:p>
          </table:table-cell>
          <table:table-cell office:value-type="float" office:value="2.05436" calcext:value-type="float">
            <text:p>2,05436</text:p>
          </table:table-cell>
          <table:table-cell office:value-type="float" office:value="0.192201" calcext:value-type="float">
            <text:p>0,192201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78552" calcext:value-type="float">
            <text:p>0,0278552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31337" calcext:value-type="float">
            <text:p>0,03133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3.3948" calcext:value-type="float">
            <text:p>3,3948</text:p>
          </table:table-cell>
          <table:table-cell office:value-type="float" office:value="0.106546" calcext:value-type="float">
            <text:p>0,106546</text:p>
          </table:table-cell>
          <table:table-cell table:formula="of:=[.B21]*[.C21]" office:value-type="float" office:value="0.3617023608" calcext:value-type="float">
            <text:p>0,3617023608</text:p>
          </table:table-cell>
          <table:table-cell/>
          <table:table-cell office:value-type="float" office:value="3.3948" calcext:value-type="float">
            <text:p>3,3948</text:p>
          </table:table-cell>
          <table:table-cell office:value-type="float" office:value="0.106546" calcext:value-type="float">
            <text:p>0,106546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7577" calcext:value-type="float">
            <text:p>0,177577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99443" calcext:value-type="float">
            <text:p>0,0299443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78552" calcext:value-type="float">
            <text:p>0,027855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7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0981894" calcext:value-type="float">
            <text:p>0,0981894</text:p>
          </table:table-cell>
          <table:table-cell table:formula="of:=[.B22]*[.C22]" office:value-type="float" office:value="0.758064389442" calcext:value-type="float">
            <text:p>0,7580643894</text:p>
          </table:table-cell>
          <table:table-cell/>
          <table:table-cell office:value-type="float" office:value="7.72043" calcext:value-type="float">
            <text:p>7,72043</text:p>
          </table:table-cell>
          <table:table-cell office:value-type="float" office:value="0.0981894" calcext:value-type="float">
            <text:p>0,0981894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688" calcext:value-type="float">
            <text:p>0,17688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71588" calcext:value-type="float">
            <text:p>0,0271588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99443" calcext:value-type="float">
            <text:p>0,029944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097493" calcext:value-type="float">
            <text:p>0,097493</text:p>
          </table:table-cell>
          <table:table-cell table:formula="of:=[.B23]*[.C23]" office:value-type="float" office:value="0.75268788199" calcext:value-type="float">
            <text:p>0,752687882</text:p>
          </table:table-cell>
          <table:table-cell/>
          <table:table-cell office:value-type="float" office:value="7.72043" calcext:value-type="float">
            <text:p>7,72043</text:p>
          </table:table-cell>
          <table:table-cell office:value-type="float" office:value="0.097493" calcext:value-type="float">
            <text:p>0,097493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7577" calcext:value-type="float">
            <text:p>0,177577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78552" calcext:value-type="float">
            <text:p>0,0278552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194986" calcext:value-type="float">
            <text:p>0,0194986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.1844" calcext:value-type="float">
            <text:p>10,1844</text:p>
          </table:table-cell>
          <table:table-cell office:value-type="float" office:value="0.0954039" calcext:value-type="float">
            <text:p>0,0954039</text:p>
          </table:table-cell>
          <table:table-cell table:formula="of:=[.B24]*[.C24]" office:value-type="float" office:value="0.97163147916" calcext:value-type="float">
            <text:p>0,9716314792</text:p>
          </table:table-cell>
          <table:table-cell/>
          <table:table-cell office:value-type="float" office:value="10.1844" calcext:value-type="float">
            <text:p>10,1844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688" calcext:value-type="float">
            <text:p>0,17688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194986" calcext:value-type="float">
            <text:p>0,0194986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194986" calcext:value-type="float">
            <text:p>0,0194986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0.1844" calcext:value-type="float">
            <text:p>10,1844</text:p>
          </table:table-cell>
          <table:table-cell office:value-type="float" office:value="0.0947075" calcext:value-type="float">
            <text:p>0,0947075</text:p>
          </table:table-cell>
          <table:table-cell table:formula="of:=[.B25]*[.C25]" office:value-type="float" office:value="0.964539063" calcext:value-type="float">
            <text:p>0,964539063</text:p>
          </table:table-cell>
          <table:table-cell/>
          <table:table-cell office:value-type="float" office:value="10.1844" calcext:value-type="float">
            <text:p>10,1844</text:p>
          </table:table-cell>
          <table:table-cell office:value-type="float" office:value="0.0947075" calcext:value-type="float">
            <text:p>0,094707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389972" calcext:value-type="float">
            <text:p>0,0389972</text:p>
          </table:table-cell>
          <table:table-cell table:formula="of:=[.B26]*[.C26]" office:value-type="float" office:value="0.46666779324" calcext:value-type="float">
            <text:p>0,4666677932</text:p>
          </table:table-cell>
          <table:table-cell/>
          <table:table-cell office:value-type="float" office:value="11.9667" calcext:value-type="float">
            <text:p>11,9667</text:p>
          </table:table-cell>
          <table:table-cell office:value-type="float" office:value="0.0389972" calcext:value-type="float">
            <text:p>0,0389972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15877" calcext:value-type="float">
            <text:p>0,0215877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15877" calcext:value-type="float">
            <text:p>0,021587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376045" calcext:value-type="float">
            <text:p>0,0376045</text:p>
          </table:table-cell>
          <table:table-cell table:formula="of:=[.B27]*[.C27]" office:value-type="float" office:value="0.45000177015" calcext:value-type="float">
            <text:p>0,4500017702</text:p>
          </table:table-cell>
          <table:table-cell/>
          <table:table-cell office:value-type="float" office:value="11.9667" calcext:value-type="float">
            <text:p>11,9667</text:p>
          </table:table-cell>
          <table:table-cell office:value-type="float" office:value="0.0376045" calcext:value-type="float">
            <text:p>0,037604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.5965" calcext:value-type="float">
            <text:p>12,5965</text:p>
          </table:table-cell>
          <table:table-cell office:value-type="float" office:value="0.0383008" calcext:value-type="float">
            <text:p>0,0383008</text:p>
          </table:table-cell>
          <table:table-cell table:formula="of:=[.B28]*[.C28]" office:value-type="float" office:value="0.4824560272" calcext:value-type="float">
            <text:p>0,4824560272</text:p>
          </table:table-cell>
          <table:table-cell/>
          <table:table-cell office:value-type="float" office:value="12.5965" calcext:value-type="float">
            <text:p>12,5965</text:p>
          </table:table-cell>
          <table:table-cell office:value-type="float" office:value="0.0383008" calcext:value-type="float">
            <text:p>0,0383008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2.5965" calcext:value-type="float">
            <text:p>12,5965</text:p>
          </table:table-cell>
          <table:table-cell office:value-type="float" office:value="0.0369081" calcext:value-type="float">
            <text:p>0,0369081</text:p>
          </table:table-cell>
          <table:table-cell table:formula="of:=[.B29]*[.C29]" office:value-type="float" office:value="0.46491288165" calcext:value-type="float">
            <text:p>0,4649128817</text:p>
          </table:table-cell>
          <table:table-cell/>
          <table:table-cell office:value-type="float" office:value="12.5965" calcext:value-type="float">
            <text:p>12,5965</text:p>
          </table:table-cell>
          <table:table-cell office:value-type="float" office:value="0.0369081" calcext:value-type="float">
            <text:p>0,0369081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1351" calcext:value-type="float">
            <text:p>0,1135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20.8116" calcext:value-type="float">
            <text:p>20,8116</text:p>
          </table:table-cell>
          <table:table-cell office:value-type="float" office:value="0.0278552" calcext:value-type="float">
            <text:p>0,0278552</text:p>
          </table:table-cell>
          <table:table-cell table:formula="of:=[.B30]*[.C30]" office:value-type="float" office:value="0.57971128032" calcext:value-type="float">
            <text:p>0,5797112803</text:p>
          </table:table-cell>
          <table:table-cell/>
          <table:table-cell office:value-type="float" office:value="20.8116" calcext:value-type="float">
            <text:p>20,8116</text:p>
          </table:table-cell>
          <table:table-cell office:value-type="float" office:value="0.0278552" calcext:value-type="float">
            <text:p>0,0278552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1351" calcext:value-type="float">
            <text:p>0,1135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95.7333" calcext:value-type="float">
            <text:p>95,7333</text:p>
          </table:table-cell>
          <table:table-cell office:value-type="float" office:value="0.0208914" calcext:value-type="float">
            <text:p>0,0208914</text:p>
          </table:table-cell>
          <table:table-cell table:formula="of:=[.B31]*[.C31]" office:value-type="float" office:value="2.00000266362" calcext:value-type="float">
            <text:p>2,0000026636</text:p>
          </table:table-cell>
          <table:table-cell/>
          <table:table-cell office:value-type="float" office:value="95.7333" calcext:value-type="float">
            <text:p>95,7333</text:p>
          </table:table-cell>
          <table:table-cell office:value-type="float" office:value="0.0208914" calcext:value-type="float">
            <text:p>0,0208914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107939" calcext:value-type="float">
            <text:p>0,10793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95.7333" calcext:value-type="float">
            <text:p>95,7333</text:p>
          </table:table-cell>
          <table:table-cell office:value-type="float" office:value="0.0208914" calcext:value-type="float">
            <text:p>0,0208914</text:p>
          </table:table-cell>
          <table:table-cell table:formula="of:=[.B32]*[.C32]" office:value-type="float" office:value="2.00000266362" calcext:value-type="float">
            <text:p>2,0000026636</text:p>
          </table:table-cell>
          <table:table-cell/>
          <table:table-cell office:value-type="float" office:value="95.7333" calcext:value-type="float">
            <text:p>95,7333</text:p>
          </table:table-cell>
          <table:table-cell office:value-type="float" office:value="0.0208914" calcext:value-type="float">
            <text:p>0,0208914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11421" calcext:value-type="float">
            <text:p>0,11142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33]*[.C33]" office:value-type="float" office:value="3.9999963623" calcext:value-type="float">
            <text:p>3,9999963623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11421" calcext:value-type="float">
            <text:p>0,11142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34]*[.C34]" office:value-type="float" office:value="4.4999869326" calcext:value-type="float">
            <text:p>4,499986932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598886" calcext:value-type="float">
            <text:p>0,0598886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35]*[.C35]" office:value-type="float" office:value="3.9999963623" calcext:value-type="float">
            <text:p>3,9999963623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36]*[.C36]" office:value-type="float" office:value="4.4999869326" calcext:value-type="float">
            <text:p>4,499986932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598886" calcext:value-type="float">
            <text:p>0,0598886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37]*[.C37]" office:value-type="float" office:value="3.9999963623" calcext:value-type="float">
            <text:p>3,9999963623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842618" calcext:value-type="float">
            <text:p>0,0842618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38]*[.C38]" office:value-type="float" office:value="4.4999869326" calcext:value-type="float">
            <text:p>4,499986932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842618" calcext:value-type="float">
            <text:p>0,0842618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39]*[.C39]" office:value-type="float" office:value="3.9999963623" calcext:value-type="float">
            <text:p>3,9999963623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11.3968" calcext:value-type="float">
            <text:p>11,3968</text:p>
          </table:table-cell>
          <table:table-cell office:value-type="float" office:value="0.0438719" calcext:value-type="float">
            <text:p>0,043871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40]*[.C40]" office:value-type="float" office:value="4.4999869326" calcext:value-type="float">
            <text:p>4,499986932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office:value-type="float" office:value="11.6748" calcext:value-type="float">
            <text:p>11,6748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3" table:number-rows-spanned="1">
            <text:p>Isaacso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43]*[.C43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44]*[.C44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45]*[.C45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46]*[.C46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47]*[.C47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48]*[.C48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49]*[.C49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50]*[.C50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51]*[.C51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52]*[.C52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53]*[.C53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54]*[.C54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468" calcext:value-type="float">
            <text:p>0,23468</text:p>
          </table:table-cell>
          <table:table-cell table:formula="of:=[.B55]*[.C55]" office:value-type="float" office:value="0.3414382788" calcext:value-type="float">
            <text:p>0,3414382788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235376" calcext:value-type="float">
            <text:p>0,235376</text:p>
          </table:table-cell>
          <table:table-cell table:formula="of:=[.B56]*[.C56]" office:value-type="float" office:value="0.34245089616" calcext:value-type="float">
            <text:p>0,3424508962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162" calcext:value-type="float">
            <text:p>0,238162</text:p>
          </table:table-cell>
          <table:table-cell table:formula="of:=[.B57]*[.C57]" office:value-type="float" office:value="0.34862391722" calcext:value-type="float">
            <text:p>0,3486239172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858" calcext:value-type="float">
            <text:p>0,238858</text:p>
          </table:table-cell>
          <table:table-cell table:formula="of:=[.B58]*[.C58]" office:value-type="float" office:value="0.34964272898" calcext:value-type="float">
            <text:p>0,349642729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162" calcext:value-type="float">
            <text:p>0,238162</text:p>
          </table:table-cell>
          <table:table-cell table:formula="of:=[.B59]*[.C59]" office:value-type="float" office:value="0.34862391722" calcext:value-type="float">
            <text:p>0,3486239172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238858" calcext:value-type="float">
            <text:p>0,238858</text:p>
          </table:table-cell>
          <table:table-cell table:formula="of:=[.B60]*[.C60]" office:value-type="float" office:value="0.34964272898" calcext:value-type="float">
            <text:p>0,349642729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2.05436" calcext:value-type="float">
            <text:p>2,05436</text:p>
          </table:table-cell>
          <table:table-cell office:value-type="float" office:value="0.192201" calcext:value-type="float">
            <text:p>0,192201</text:p>
          </table:table-cell>
          <table:table-cell table:formula="of:=[.B61]*[.C61]" office:value-type="float" office:value="0.39485004636" calcext:value-type="float">
            <text:p>0,3948500464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7577" calcext:value-type="float">
            <text:p>0,177577</text:p>
          </table:table-cell>
          <table:table-cell table:formula="of:=[.B62]*[.C62]" office:value-type="float" office:value="0.45946095403" calcext:value-type="float">
            <text:p>0,459460954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688" calcext:value-type="float">
            <text:p>0,17688</text:p>
          </table:table-cell>
          <table:table-cell table:formula="of:=[.B63]*[.C63]" office:value-type="float" office:value="0.4576575432" calcext:value-type="float">
            <text:p>0,4576575432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7577" calcext:value-type="float">
            <text:p>0,177577</text:p>
          </table:table-cell>
          <table:table-cell table:formula="of:=[.B64]*[.C64]" office:value-type="float" office:value="0.45946095403" calcext:value-type="float">
            <text:p>0,459460954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7688" calcext:value-type="float">
            <text:p>0,17688</text:p>
          </table:table-cell>
          <table:table-cell table:formula="of:=[.B65]*[.C65]" office:value-type="float" office:value="0.4576575432" calcext:value-type="float">
            <text:p>0,4576575432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table:formula="of:=[.B66]*[.C66]" office:value-type="float" office:value="0.36666811233" calcext:value-type="float">
            <text:p>0,3666681123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table:formula="of:=[.B67]*[.C67]" office:value-type="float" office:value="0.36666811233" calcext:value-type="float">
            <text:p>0,3666681123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table:formula="of:=[.B68]*[.C68]" office:value-type="float" office:value="0.36666811233" calcext:value-type="float">
            <text:p>0,3666681123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14903" calcext:value-type="float">
            <text:p>0,114903</text:p>
          </table:table-cell>
          <table:table-cell table:formula="of:=[.B69]*[.C69]" office:value-type="float" office:value="0.36666811233" calcext:value-type="float">
            <text:p>0,3666681123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1351" calcext:value-type="float">
            <text:p>0,11351</text:p>
          </table:table-cell>
          <table:table-cell table:formula="of:=[.B70]*[.C70]" office:value-type="float" office:value="0.393720786" calcext:value-type="float">
            <text:p>0,393720786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1351" calcext:value-type="float">
            <text:p>0,11351</text:p>
          </table:table-cell>
          <table:table-cell table:formula="of:=[.B71]*[.C71]" office:value-type="float" office:value="0.393720786" calcext:value-type="float">
            <text:p>0,393720786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107939" calcext:value-type="float">
            <text:p>0,107939</text:p>
          </table:table-cell>
          <table:table-cell table:formula="of:=[.B72]*[.C72]" office:value-type="float" office:value="0.60077660071" calcext:value-type="float">
            <text:p>0,6007766007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11421" calcext:value-type="float">
            <text:p>0,111421</text:p>
          </table:table-cell>
          <table:table-cell table:formula="of:=[.B73]*[.C73]" office:value-type="float" office:value="0.63492254061" calcext:value-type="float">
            <text:p>0,6349225406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11421" calcext:value-type="float">
            <text:p>0,111421</text:p>
          </table:table-cell>
          <table:table-cell table:formula="of:=[.B74]*[.C74]" office:value-type="float" office:value="0.63492254061" calcext:value-type="float">
            <text:p>0,6349225406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598886" calcext:value-type="float">
            <text:p>0,0598886</text:p>
          </table:table-cell>
          <table:table-cell table:formula="of:=[.B75]*[.C75]" office:value-type="float" office:value="0.39814839609" calcext:value-type="float">
            <text:p>0,3981483961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584958" calcext:value-type="float">
            <text:p>0,0584958</text:p>
          </table:table-cell>
          <table:table-cell table:formula="of:=[.B76]*[.C76]" office:value-type="float" office:value="0.38888885277" calcext:value-type="float">
            <text:p>0,3888888528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598886" calcext:value-type="float">
            <text:p>0,0598886</text:p>
          </table:table-cell>
          <table:table-cell table:formula="of:=[.B77]*[.C77]" office:value-type="float" office:value="0.39814839609" calcext:value-type="float">
            <text:p>0,3981483961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842618" calcext:value-type="float">
            <text:p>0,0842618</text:p>
          </table:table-cell>
          <table:table-cell table:formula="of:=[.B78]*[.C78]" office:value-type="float" office:value="0.790849235316" calcext:value-type="float">
            <text:p>0,7908492353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842618" calcext:value-type="float">
            <text:p>0,0842618</text:p>
          </table:table-cell>
          <table:table-cell table:formula="of:=[.B79]*[.C79]" office:value-type="float" office:value="0.790849235316" calcext:value-type="float">
            <text:p>0,7908492353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1.3968" calcext:value-type="float">
            <text:p>11,3968</text:p>
          </table:table-cell>
          <table:table-cell office:value-type="float" office:value="0.0438719" calcext:value-type="float">
            <text:p>0,0438719</text:p>
          </table:table-cell>
          <table:table-cell table:formula="of:=[.B80]*[.C80]" office:value-type="float" office:value="0.49999926992" calcext:value-type="float">
            <text:p>0,4999992699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1.6748" calcext:value-type="float">
            <text:p>11,6748</text:p>
          </table:table-cell>
          <table:table-cell office:value-type="float" office:value="0.0417827" calcext:value-type="float">
            <text:p>0,0417827</text:p>
          </table:table-cell>
          <table:table-cell table:formula="of:=[.B81]*[.C81]" office:value-type="float" office:value="0.48780466596" calcext:value-type="float">
            <text:p>0,4878046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Lewi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30427" calcext:value-type="float">
            <text:p>1,30427</text:p>
          </table:table-cell>
          <table:table-cell office:value-type="float" office:value="0.263928" calcext:value-type="float">
            <text:p>0,263928</text:p>
          </table:table-cell>
          <table:table-cell table:formula="of:=[.B84]*[.C84]" office:value-type="float" office:value="0.34423337256" calcext:value-type="float">
            <text:p>0,3442333726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259749" calcext:value-type="float">
            <text:p>0,259749</text:p>
          </table:table-cell>
          <table:table-cell table:formula="of:=[.B85]*[.C85]" office:value-type="float" office:value="0.34157512998" calcext:value-type="float">
            <text:p>0,34157513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249304" calcext:value-type="float">
            <text:p>0,249304</text:p>
          </table:table-cell>
          <table:table-cell table:formula="of:=[.B86]*[.C86]" office:value-type="float" office:value="0.34489463272" calcext:value-type="float">
            <text:p>0,3448946327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87712" calcext:value-type="float">
            <text:p>1,87712</text:p>
          </table:table-cell>
          <table:table-cell office:value-type="float" office:value="0.207521" calcext:value-type="float">
            <text:p>0,207521</text:p>
          </table:table-cell>
          <table:table-cell table:formula="of:=[.B87]*[.C87]" office:value-type="float" office:value="0.38954181952" calcext:value-type="float">
            <text:p>0,3895418195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88451" calcext:value-type="float">
            <text:p>1,88451</text:p>
          </table:table-cell>
          <table:table-cell office:value-type="float" office:value="0.205432" calcext:value-type="float">
            <text:p>0,205432</text:p>
          </table:table-cell>
          <table:table-cell table:formula="of:=[.B88]*[.C88]" office:value-type="float" office:value="0.38713865832" calcext:value-type="float">
            <text:p>0,3871386583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.95374" calcext:value-type="float">
            <text:p>1,95374</text:p>
          </table:table-cell>
          <table:table-cell office:value-type="float" office:value="0.204735" calcext:value-type="float">
            <text:p>0,204735</text:p>
          </table:table-cell>
          <table:table-cell table:formula="of:=[.B89]*[.C89]" office:value-type="float" office:value="0.3999989589" calcext:value-type="float">
            <text:p>0,3999989589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06322" calcext:value-type="float">
            <text:p>2,06322</text:p>
          </table:table-cell>
          <table:table-cell office:value-type="float" office:value="0.188719" calcext:value-type="float">
            <text:p>0,188719</text:p>
          </table:table-cell>
          <table:table-cell table:formula="of:=[.B90]*[.C90]" office:value-type="float" office:value="0.38936881518" calcext:value-type="float">
            <text:p>0,3893688152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.60145" calcext:value-type="float">
            <text:p>2,60145</text:p>
          </table:table-cell>
          <table:table-cell office:value-type="float" office:value="0.139276" calcext:value-type="float">
            <text:p>0,139276</text:p>
          </table:table-cell>
          <table:table-cell table:formula="of:=[.B91]*[.C91]" office:value-type="float" office:value="0.3623195502" calcext:value-type="float">
            <text:p>0,3623195502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04883" calcext:value-type="float">
            <text:p>3,04883</text:p>
          </table:table-cell>
          <table:table-cell office:value-type="float" office:value="0.116295" calcext:value-type="float">
            <text:p>0,116295</text:p>
          </table:table-cell>
          <table:table-cell table:formula="of:=[.B92]*[.C92]" office:value-type="float" office:value="0.35456368485" calcext:value-type="float">
            <text:p>0,3545636849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30115" calcext:value-type="float">
            <text:p>3,30115</text:p>
          </table:table-cell>
          <table:table-cell office:value-type="float" office:value="0.110028" calcext:value-type="float">
            <text:p>0,110028</text:p>
          </table:table-cell>
          <table:table-cell table:formula="of:=[.B93]*[.C93]" office:value-type="float" office:value="0.3632189322" calcext:value-type="float">
            <text:p>0,3632189322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14206" calcext:value-type="float">
            <text:p>0,114206</text:p>
          </table:table-cell>
          <table:table-cell table:formula="of:=[.B94]*[.C94]" office:value-type="float" office:value="0.37962873842" calcext:value-type="float">
            <text:p>0,3796287384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8.25287" calcext:value-type="float">
            <text:p>8,25287</text:p>
          </table:table-cell>
          <table:table-cell office:value-type="float" office:value="0.0898329" calcext:value-type="float">
            <text:p>0,0898329</text:p>
          </table:table-cell>
          <table:table-cell table:formula="of:=[.B95]*[.C95]" office:value-type="float" office:value="0.741379245423" calcext:value-type="float">
            <text:p>0,7413792454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8.8642" calcext:value-type="float">
            <text:p>8,8642</text:p>
          </table:table-cell>
          <table:table-cell office:value-type="float" office:value="0.0877437" calcext:value-type="float">
            <text:p>0,0877437</text:p>
          </table:table-cell>
          <table:table-cell table:formula="of:=[.B96]*[.C96]" office:value-type="float" office:value="0.77777770554" calcext:value-type="float">
            <text:p>0,7777777055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431755" calcext:value-type="float">
            <text:p>0,0431755</text:p>
          </table:table-cell>
          <table:table-cell table:formula="of:=[.B97]*[.C97]" office:value-type="float" office:value="0.389937369475" calcext:value-type="float">
            <text:p>0,3899373695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417827" calcext:value-type="float">
            <text:p>0,0417827</text:p>
          </table:table-cell>
          <table:table-cell table:formula="of:=[.B98]*[.C98]" office:value-type="float" office:value="0.50000103609" calcext:value-type="float">
            <text:p>0,5000010361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417827" calcext:value-type="float">
            <text:p>0,0417827</text:p>
          </table:table-cell>
          <table:table-cell table:formula="of:=[.B99]*[.C99]" office:value-type="float" office:value="0.50000103609" calcext:value-type="float">
            <text:p>0,5000010361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410864" calcext:value-type="float">
            <text:p>0,0410864</text:p>
          </table:table-cell>
          <table:table-cell table:formula="of:=[.B100]*[.C100]" office:value-type="float" office:value="0.5042739304" calcext:value-type="float">
            <text:p>0,5042739304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31337" calcext:value-type="float">
            <text:p>0,031337</text:p>
          </table:table-cell>
          <table:table-cell table:formula="of:=[.B101]*[.C101]" office:value-type="float" office:value="0.5000006372" calcext:value-type="float">
            <text:p>0,5000006372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31337" calcext:value-type="float">
            <text:p>0,031337</text:p>
          </table:table-cell>
          <table:table-cell table:formula="of:=[.B102]*[.C102]" office:value-type="float" office:value="0.5000006372" calcext:value-type="float">
            <text:p>0,5000006372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78552" calcext:value-type="float">
            <text:p>0,0278552</text:p>
          </table:table-cell>
          <table:table-cell table:formula="of:=[.B103]*[.C103]" office:value-type="float" office:value="0.51282258856" calcext:value-type="float">
            <text:p>0,5128225886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99443" calcext:value-type="float">
            <text:p>0,0299443</text:p>
          </table:table-cell>
          <table:table-cell table:formula="of:=[.B104]*[.C104]" office:value-type="float" office:value="0.55128354629" calcext:value-type="float">
            <text:p>0,5512835463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194986" calcext:value-type="float">
            <text:p>0,0194986</text:p>
          </table:table-cell>
          <table:table-cell table:formula="of:=[.B105]*[.C105]" office:value-type="float" office:value="1.03703694072" calcext:value-type="float">
            <text:p>1,0370369407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194986" calcext:value-type="float">
            <text:p>0,0194986</text:p>
          </table:table-cell>
          <table:table-cell table:formula="of:=[.B106]*[.C106]" office:value-type="float" office:value="1.03703694072" calcext:value-type="float">
            <text:p>1,0370369407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table:formula="of:=[.B107]*[.C107]" office:value-type="float" office:value="1.37499915065" calcext:value-type="float">
            <text:p>1,3749991507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15877" calcext:value-type="float">
            <text:p>0,0215877</text:p>
          </table:table-cell>
          <table:table-cell table:formula="of:=[.B108]*[.C108]" office:value-type="float" office:value="1.29166333041" calcext:value-type="float">
            <text:p>1,2916633304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table:formula="of:=[.B109]*[.C109]" office:value-type="float" office:value="1.37499915065" calcext:value-type="float">
            <text:p>1,3749991507</text:p>
          </table:table-cell>
          <table:table-cell table:number-columns-repeated="1020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10]*[.C110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11]*[.C111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12]*[.C112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13]*[.C113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14]*[.C114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15]*[.C115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16]*[.C116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17]*[.C117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18]*[.C118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19]*[.C119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20]*[.C120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21]*[.C121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22]*[.C122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h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32595" calcext:value-type="float">
            <text:p>1,32595</text:p>
          </table:table-cell>
          <table:table-cell office:value-type="float" office:value="0.25766" calcext:value-type="float">
            <text:p>0,25766</text:p>
          </table:table-cell>
          <table:table-cell table:formula="of:=[.B125]*[.C125]" office:value-type="float" office:value="0.341644277" calcext:value-type="float">
            <text:p>0,341644277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3408" calcext:value-type="float">
            <text:p>1,3408</text:p>
          </table:table-cell>
          <table:table-cell office:value-type="float" office:value="0.256267" calcext:value-type="float">
            <text:p>0,256267</text:p>
          </table:table-cell>
          <table:table-cell table:formula="of:=[.B126]*[.C126]" office:value-type="float" office:value="0.3436027936" calcext:value-type="float">
            <text:p>0,3436027936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251393" calcext:value-type="float">
            <text:p>0,251393</text:p>
          </table:table-cell>
          <table:table-cell table:formula="of:=[.B127]*[.C127]" office:value-type="float" office:value="0.34778461799" calcext:value-type="float">
            <text:p>0,347784618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7598" calcext:value-type="float">
            <text:p>1,7598</text:p>
          </table:table-cell>
          <table:table-cell office:value-type="float" office:value="0.197772" calcext:value-type="float">
            <text:p>0,197772</text:p>
          </table:table-cell>
          <table:table-cell table:formula="of:=[.B128]*[.C128]" office:value-type="float" office:value="0.3480391656" calcext:value-type="float">
            <text:p>0,3480391656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89196" calcext:value-type="float">
            <text:p>1,89196</text:p>
          </table:table-cell>
          <table:table-cell office:value-type="float" office:value="0.204735" calcext:value-type="float">
            <text:p>0,204735</text:p>
          </table:table-cell>
          <table:table-cell table:formula="of:=[.B129]*[.C129]" office:value-type="float" office:value="0.3873504306" calcext:value-type="float">
            <text:p>0,3873504306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89947" calcext:value-type="float">
            <text:p>1,89947</text:p>
          </table:table-cell>
          <table:table-cell office:value-type="float" office:value="0.219359" calcext:value-type="float">
            <text:p>0,219359</text:p>
          </table:table-cell>
          <table:table-cell table:formula="of:=[.B130]*[.C130]" office:value-type="float" office:value="0.41666583973" calcext:value-type="float">
            <text:p>0,4166658397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189415" calcext:value-type="float">
            <text:p>0,189415</text:p>
          </table:table-cell>
          <table:table-cell table:formula="of:=[.B131]*[.C131]" office:value-type="float" office:value="0.41400247135" calcext:value-type="float">
            <text:p>0,4140024714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6964" calcext:value-type="float">
            <text:p>2,36964</text:p>
          </table:table-cell>
          <table:table-cell office:value-type="float" office:value="0.18454" calcext:value-type="float">
            <text:p>0,18454</text:p>
          </table:table-cell>
          <table:table-cell table:formula="of:=[.B132]*[.C132]" office:value-type="float" office:value="0.4372933656" calcext:value-type="float">
            <text:p>0,4372933656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.73524" calcext:value-type="float">
            <text:p>2,73524</text:p>
          </table:table-cell>
          <table:table-cell office:value-type="float" office:value="0.137187" calcext:value-type="float">
            <text:p>0,137187</text:p>
          </table:table-cell>
          <table:table-cell table:formula="of:=[.B133]*[.C133]" office:value-type="float" office:value="0.37523936988" calcext:value-type="float">
            <text:p>0,3752393699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84921" calcext:value-type="float">
            <text:p>2,84921</text:p>
          </table:table-cell>
          <table:table-cell office:value-type="float" office:value="0.130223" calcext:value-type="float">
            <text:p>0,130223</text:p>
          </table:table-cell>
          <table:table-cell table:formula="of:=[.B134]*[.C134]" office:value-type="float" office:value="0.37103267383" calcext:value-type="float">
            <text:p>0,3710326738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5.26007" calcext:value-type="float">
            <text:p>5,26007</text:p>
          </table:table-cell>
          <table:table-cell office:value-type="float" office:value="0.109331" calcext:value-type="float">
            <text:p>0,109331</text:p>
          </table:table-cell>
          <table:table-cell table:formula="of:=[.B135]*[.C135]" office:value-type="float" office:value="0.57508871317" calcext:value-type="float">
            <text:p>0,5750887132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.50192" calcext:value-type="float">
            <text:p>5,50192</text:p>
          </table:table-cell>
          <table:table-cell office:value-type="float" office:value="0.0731198" calcext:value-type="float">
            <text:p>0,0731198</text:p>
          </table:table-cell>
          <table:table-cell table:formula="of:=[.B136]*[.C136]" office:value-type="float" office:value="0.402299290016" calcext:value-type="float">
            <text:p>0,40229929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7.03922" calcext:value-type="float">
            <text:p>7,03922</text:p>
          </table:table-cell>
          <table:table-cell office:value-type="float" office:value="0.0577994" calcext:value-type="float">
            <text:p>0,0577994</text:p>
          </table:table-cell>
          <table:table-cell table:formula="of:=[.B137]*[.C137]" office:value-type="float" office:value="0.406862692468" calcext:value-type="float">
            <text:p>0,4068626925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4039" calcext:value-type="float">
            <text:p>0,04039</text:p>
          </table:table-cell>
          <table:table-cell table:formula="of:=[.B138]*[.C138]" office:value-type="float" office:value="0.439394732" calcext:value-type="float">
            <text:p>0,439394732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417827" calcext:value-type="float">
            <text:p>0,0417827</text:p>
          </table:table-cell>
          <table:table-cell table:formula="of:=[.B139]*[.C139]" office:value-type="float" office:value="0.45454563676" calcext:value-type="float">
            <text:p>0,4545456368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417827" calcext:value-type="float">
            <text:p>0,0417827</text:p>
          </table:table-cell>
          <table:table-cell table:formula="of:=[.B140]*[.C140]" office:value-type="float" office:value="0.51281996845" calcext:value-type="float">
            <text:p>0,5128199685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78552" calcext:value-type="float">
            <text:p>0,0278552</text:p>
          </table:table-cell>
          <table:table-cell table:formula="of:=[.B141]*[.C141]" office:value-type="float" office:value="0.51282258856" calcext:value-type="float">
            <text:p>0,5128225886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99443" calcext:value-type="float">
            <text:p>0,0299443</text:p>
          </table:table-cell>
          <table:table-cell table:formula="of:=[.B142]*[.C142]" office:value-type="float" office:value="0.55128354629" calcext:value-type="float">
            <text:p>0,5512835463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78552" calcext:value-type="float">
            <text:p>0,0278552</text:p>
          </table:table-cell>
          <table:table-cell table:formula="of:=[.B143]*[.C143]" office:value-type="float" office:value="0.51282258856" calcext:value-type="float">
            <text:p>0,5128225886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299443" calcext:value-type="float">
            <text:p>0,0299443</text:p>
          </table:table-cell>
          <table:table-cell table:formula="of:=[.B144]*[.C144]" office:value-type="float" office:value="0.55128354629" calcext:value-type="float">
            <text:p>0,5512835463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71588" calcext:value-type="float">
            <text:p>0,0271588</text:p>
          </table:table-cell>
          <table:table-cell table:formula="of:=[.B145]*[.C145]" office:value-type="float" office:value="0.9285729514" calcext:value-type="float">
            <text:p>0,9285729514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78552" calcext:value-type="float">
            <text:p>0,0278552</text:p>
          </table:table-cell>
          <table:table-cell table:formula="of:=[.B146]*[.C146]" office:value-type="float" office:value="0.9523832156" calcext:value-type="float">
            <text:p>0,9523832156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194986" calcext:value-type="float">
            <text:p>0,0194986</text:p>
          </table:table-cell>
          <table:table-cell table:formula="of:=[.B147]*[.C147]" office:value-type="float" office:value="1.03703694072" calcext:value-type="float">
            <text:p>1,0370369407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table:formula="of:=[.B148]*[.C148]" office:value-type="float" office:value="1.37499915065" calcext:value-type="float">
            <text:p>1,3749991507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15877" calcext:value-type="float">
            <text:p>0,0215877</text:p>
          </table:table-cell>
          <table:table-cell table:formula="of:=[.B149]*[.C149]" office:value-type="float" office:value="1.29166333041" calcext:value-type="float">
            <text:p>1,2916633304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229805" calcext:value-type="float">
            <text:p>0,0229805</text:p>
          </table:table-cell>
          <table:table-cell table:formula="of:=[.B150]*[.C150]" office:value-type="float" office:value="1.37499915065" calcext:value-type="float">
            <text:p>1,3749991507</text:p>
          </table:table-cell>
          <table:table-cell table:number-columns-repeated="1020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51]*[.C151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52]*[.C152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53]*[.C153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54]*[.C154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55]*[.C155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56]*[.C156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57]*[.C157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58]*[.C158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59]*[.C159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60]*[.C160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61]*[.C161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62]*[.C162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63]*[.C163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eitelbau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formula="of:=[.B166]*[.C166]" office:value-type="float" office:value="0.34357628584" calcext:value-type="float">
            <text:p>0,3435762858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formula="of:=[.B167]*[.C167]" office:value-type="float" office:value="0.34357628584" calcext:value-type="float">
            <text:p>0,3435762858</text:p>
          </table:table-cell>
          <table:table-cell table:number-columns-repeated="1020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formula="of:=[.B168]*[.C168]" office:value-type="float" office:value="0.34357628584" calcext:value-type="float">
            <text:p>0,3435762858</text:p>
          </table:table-cell>
          <table:table-cell table:number-columns-repeated="1020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220752" calcext:value-type="float">
            <text:p>0,220752</text:p>
          </table:table-cell>
          <table:table-cell table:formula="of:=[.B169]*[.C169]" office:value-type="float" office:value="0.34873517952" calcext:value-type="float">
            <text:p>0,3487351795</text:p>
          </table:table-cell>
          <table:table-cell table:number-columns-repeated="1020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4726" calcext:value-type="float">
            <text:p>2,24726</text:p>
          </table:table-cell>
          <table:table-cell office:value-type="float" office:value="0.182451" calcext:value-type="float">
            <text:p>0,182451</text:p>
          </table:table-cell>
          <table:table-cell table:formula="of:=[.B170]*[.C170]" office:value-type="float" office:value="0.41001483426" calcext:value-type="float">
            <text:p>0,4100148343</text:p>
          </table:table-cell>
          <table:table-cell table:number-columns-repeated="1020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3.25624" calcext:value-type="float">
            <text:p>3,25624</text:p>
          </table:table-cell>
          <table:table-cell office:value-type="float" office:value="0.13649" calcext:value-type="float">
            <text:p>0,13649</text:p>
          </table:table-cell>
          <table:table-cell table:formula="of:=[.B171]*[.C171]" office:value-type="float" office:value="0.4444441976" calcext:value-type="float">
            <text:p>0,4444441976</text:p>
          </table:table-cell>
          <table:table-cell table:number-columns-repeated="1020"/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4.64725" calcext:value-type="float">
            <text:p>4,64725</text:p>
          </table:table-cell>
          <table:table-cell office:value-type="float" office:value="0.128134" calcext:value-type="float">
            <text:p>0,128134</text:p>
          </table:table-cell>
          <table:table-cell table:formula="of:=[.B172]*[.C172]" office:value-type="float" office:value="0.5954707315" calcext:value-type="float">
            <text:p>0,5954707315</text:p>
          </table:table-cell>
          <table:table-cell table:number-columns-repeated="1020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0598886" calcext:value-type="float">
            <text:p>0,0598886</text:p>
          </table:table-cell>
          <table:table-cell table:formula="of:=[.B173]*[.C173]" office:value-type="float" office:value="0.40952423566" calcext:value-type="float">
            <text:p>0,4095242357</text:p>
          </table:table-cell>
          <table:table-cell table:number-columns-repeated="1020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306407" calcext:value-type="float">
            <text:p>0,0306407</text:p>
          </table:table-cell>
          <table:table-cell table:formula="of:=[.B174]*[.C174]" office:value-type="float" office:value="0.47311998463" calcext:value-type="float">
            <text:p>0,4731199846</text:p>
          </table:table-cell>
          <table:table-cell table:number-columns-repeated="1020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16.5057" calcext:value-type="float">
            <text:p>16,5057</text:p>
          </table:table-cell>
          <table:table-cell office:value-type="float" office:value="0.0327298" calcext:value-type="float">
            <text:p>0,0327298</text:p>
          </table:table-cell>
          <table:table-cell table:formula="of:=[.B175]*[.C175]" office:value-type="float" office:value="0.54022825986" calcext:value-type="float">
            <text:p>0,5402282599</text:p>
          </table:table-cell>
          <table:table-cell table:number-columns-repeated="1020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78552" calcext:value-type="float">
            <text:p>0,0278552</text:p>
          </table:table-cell>
          <table:table-cell table:formula="of:=[.B176]*[.C176]" office:value-type="float" office:value="0.88889007272" calcext:value-type="float">
            <text:p>0,8888900727</text:p>
          </table:table-cell>
          <table:table-cell table:number-columns-repeated="1020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64624" calcext:value-type="float">
            <text:p>0,0264624</text:p>
          </table:table-cell>
          <table:table-cell table:formula="of:=[.B177]*[.C177]" office:value-type="float" office:value="0.9047626872" calcext:value-type="float">
            <text:p>0,9047626872</text:p>
          </table:table-cell>
          <table:table-cell table:number-columns-repeated="1020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43733" calcext:value-type="float">
            <text:p>0,0243733</text:p>
          </table:table-cell>
          <table:table-cell table:formula="of:=[.B178]*[.C178]" office:value-type="float" office:value="1.06060902416" calcext:value-type="float">
            <text:p>1,0606090242</text:p>
          </table:table-cell>
          <table:table-cell table:number-columns-repeated="1020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43733" calcext:value-type="float">
            <text:p>0,0243733</text:p>
          </table:table-cell>
          <table:table-cell table:formula="of:=[.B179]*[.C179]" office:value-type="float" office:value="1.06060902416" calcext:value-type="float">
            <text:p>1,0606090242</text:p>
          </table:table-cell>
          <table:table-cell table:number-columns-repeated="1020"/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188022" calcext:value-type="float">
            <text:p>0,0188022</text:p>
          </table:table-cell>
          <table:table-cell table:formula="of:=[.B180]*[.C180]" office:value-type="float" office:value="1.49999815116" calcext:value-type="float">
            <text:p>1,4999981512</text:p>
          </table:table-cell>
          <table:table-cell table:number-columns-repeated="1020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208914" calcext:value-type="float">
            <text:p>0,0208914</text:p>
          </table:table-cell>
          <table:table-cell table:formula="of:=[.B181]*[.C181]" office:value-type="float" office:value="1.66666993092" calcext:value-type="float">
            <text:p>1,6666699309</text:p>
          </table:table-cell>
          <table:table-cell table:number-columns-repeated="1020"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formula="of:=[.B182]*[.C182]" office:value-type="float" office:value="2.416675065" calcext:value-type="float">
            <text:p>2,416675065</text:p>
          </table:table-cell>
          <table:table-cell table:number-columns-repeated="1020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formula="of:=[.B183]*[.C183]" office:value-type="float" office:value="2.416675065" calcext:value-type="float">
            <text:p>2,416675065</text:p>
          </table:table-cell>
          <table:table-cell table:number-columns-repeated="1020"/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84]*[.C184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85]*[.C185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0.05" calcext:value-type="float">
            <text:p>1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86]*[.C186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0.55" calcext:value-type="float">
            <text:p>10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87]*[.C187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88]*[.C188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89]*[.C189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90]*[.C190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91]*[.C191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92]*[.C192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3.55" calcext:value-type="float">
            <text:p>13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93]*[.C193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4.05" calcext:value-type="float">
            <text:p>14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94]*[.C194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4.55" calcext:value-type="float">
            <text:p>14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95]*[.C195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5.05" calcext:value-type="float">
            <text:p>15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96]*[.C196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97]*[.C197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6.05" calcext:value-type="float">
            <text:p>16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198]*[.C198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6.55" calcext:value-type="float">
            <text:p>16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199]*[.C199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7.05" calcext:value-type="float">
            <text:p>17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200]*[.C200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7.55" calcext:value-type="float">
            <text:p>17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201]*[.C201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8.05" calcext:value-type="float">
            <text:p>18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202]*[.C202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8.55" calcext:value-type="float">
            <text:p>18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203]*[.C203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19.05" calcext:value-type="float">
            <text:p>19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204]*[.C204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office:value-type="float" office:value="19.55" calcext:value-type="float">
            <text:p>19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205]*[.C205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orr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formula="of:=[.B208]*[.C208]" office:value-type="float" office:value="0.34357628584" calcext:value-type="float">
            <text:p>0,34357628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256964" calcext:value-type="float">
            <text:p>0,256964</text:p>
          </table:table-cell>
          <table:table-cell table:formula="of:=[.B209]*[.C209]" office:value-type="float" office:value="0.34357628584" calcext:value-type="float">
            <text:p>0,343576285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220752" calcext:value-type="float">
            <text:p>0,220752</text:p>
          </table:table-cell>
          <table:table-cell table:formula="of:=[.B210]*[.C210]" office:value-type="float" office:value="0.34873517952" calcext:value-type="float">
            <text:p>0,348735179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7796" calcext:value-type="float">
            <text:p>1,97796</text:p>
          </table:table-cell>
          <table:table-cell office:value-type="float" office:value="0.205432" calcext:value-type="float">
            <text:p>0,205432</text:p>
          </table:table-cell>
          <table:table-cell table:formula="of:=[.B211]*[.C211]" office:value-type="float" office:value="0.40633627872" calcext:value-type="float">
            <text:p>0,40633627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7412" calcext:value-type="float">
            <text:p>2,67412</text:p>
          </table:table-cell>
          <table:table-cell office:value-type="float" office:value="0.153203" calcext:value-type="float">
            <text:p>0,153203</text:p>
          </table:table-cell>
          <table:table-cell table:formula="of:=[.B212]*[.C212]" office:value-type="float" office:value="0.40968320636" calcext:value-type="float">
            <text:p>0,409683206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1569" calcext:value-type="float">
            <text:p>2,81569</text:p>
          </table:table-cell>
          <table:table-cell office:value-type="float" office:value="0.158774" calcext:value-type="float">
            <text:p>0,158774</text:p>
          </table:table-cell>
          <table:table-cell table:formula="of:=[.B213]*[.C213]" office:value-type="float" office:value="0.44705836406" calcext:value-type="float">
            <text:p>0,447058364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7828" calcext:value-type="float">
            <text:p>5,37828</text:p>
          </table:table-cell>
          <table:table-cell office:value-type="float" office:value="0.0954039" calcext:value-type="float">
            <text:p>0,0954039</text:p>
          </table:table-cell>
          <table:table-cell table:formula="of:=[.B214]*[.C214]" office:value-type="float" office:value="0.513108887292" calcext:value-type="float">
            <text:p>0,51310888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814763" calcext:value-type="float">
            <text:p>0,0814763</text:p>
          </table:table-cell>
          <table:table-cell table:formula="of:=[.B215]*[.C215]" office:value-type="float" office:value="0.735849129635" calcext:value-type="float">
            <text:p>0,735849129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292479" calcext:value-type="float">
            <text:p>0,0292479</text:p>
          </table:table-cell>
          <table:table-cell table:formula="of:=[.B216]*[.C216]" office:value-type="float" office:value="0.45161389911" calcext:value-type="float">
            <text:p>0,451613899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215877" calcext:value-type="float">
            <text:p>0,0215877</text:p>
          </table:table-cell>
          <table:table-cell table:formula="of:=[.B217]*[.C217]" office:value-type="float" office:value="0.57407307102" calcext:value-type="float">
            <text:p>0,57407307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236769" calcext:value-type="float">
            <text:p>0,0236769</text:p>
          </table:table-cell>
          <table:table-cell table:formula="of:=[.B218]*[.C218]" office:value-type="float" office:value="0.62963033094" calcext:value-type="float">
            <text:p>0,629630330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78552" calcext:value-type="float">
            <text:p>0,0278552</text:p>
          </table:table-cell>
          <table:table-cell table:formula="of:=[.B219]*[.C219]" office:value-type="float" office:value="0.88889007272" calcext:value-type="float">
            <text:p>0,888890072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5766" calcext:value-type="float">
            <text:p>0,025766</text:p>
          </table:table-cell>
          <table:table-cell table:formula="of:=[.B220]*[.C220]" office:value-type="float" office:value="1.1212126432" calcext:value-type="float">
            <text:p>1,121212643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5766" calcext:value-type="float">
            <text:p>0,025766</text:p>
          </table:table-cell>
          <table:table-cell table:formula="of:=[.B221]*[.C221]" office:value-type="float" office:value="1.1212126432" calcext:value-type="float">
            <text:p>1,121212643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5766" calcext:value-type="float">
            <text:p>0,025766</text:p>
          </table:table-cell>
          <table:table-cell table:formula="of:=[.B222]*[.C222]" office:value-type="float" office:value="1.1212126432" calcext:value-type="float">
            <text:p>1,12121264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formula="of:=[.B223]*[.C223]" office:value-type="float" office:value="2.416675065" calcext:value-type="float">
            <text:p>2,41667506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formula="of:=[.B224]*[.C224]" office:value-type="float" office:value="2.416675065" calcext:value-type="float">
            <text:p>2,41667506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20195" calcext:value-type="float">
            <text:p>0,020195</text:p>
          </table:table-cell>
          <table:table-cell table:formula="of:=[.B225]*[.C225]" office:value-type="float" office:value="2.416675065" calcext:value-type="float">
            <text:p>2,41667506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88022" calcext:value-type="float">
            <text:p>0,0188022</text:p>
          </table:table-cell>
          <table:table-cell table:formula="of:=[.B226]*[.C226]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167131" calcext:value-type="float">
            <text:p>0,0167131</text:p>
          </table:table-cell>
          <table:table-cell table:formula="of:=[.B227]*[.C227]" office:value-type="float" office:value="3.9999963623" calcext:value-type="float">
            <text:p>3,99999636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Default" table:formula="of:=MAX([.D1:.D228])" office:value-type="float" office:value="4.4999869326" calcext:value-type="float">
            <text:p>4,499986932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Default" table:formula="of:=MIN([.D1:.D228])" office:value-type="float" office:value="0.33599857764" calcext:value-type="float">
            <text:p>0,335998577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Y</text:p>
          </table:table-cell>
          <table:table-cell table:style-name="Default" table:formula="of:=AVERAGE([.D1:.D228])" office:value-type="float" office:value="1.5910629109096" calcext:value-type="float">
            <text:p>1,591062910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Default" table:formula="of:=MEDIAN([.D1:.D228])" office:value-type="float" office:value="0.512965737926" calcext:value-type="float">
            <text:p>0,5129657379</text:p>
          </table:table-cell>
          <table:table-cell table:number-columns-repeated="1020"/>
        </table:table-row>
        <calcext:conditional-formats>
          <calcext:conditional-format calcext:target-range-address="LZ77.D2:LZ77.D228">
            <calcext:color-scale>
              <calcext:color-scale-entry calcext:value="0" calcext:type="minimum" calcext:color="#ff9966"/>
              <calcext:color-scale-entry calcext:value="50" calcext:type="percentile" calcext:color="#ffff00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iagonal.A2:Diagonal.C40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LZ77.A208:LZ77.C2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6:43:39.600897855</meta:creation-date>
    <dc:date>2015-08-06T17:19:04.662181798</dc:date>
    <meta:editing-duration>PT32M36S</meta:editing-duration>
    <meta:editing-cycles>2</meta:editing-cycles>
    <meta:generator>LibreOffice/4.2.8.2$Linux_X86_64 LibreOffice_project/420m0$Build-2</meta:generator>
    <meta:document-statistic meta:table-count="2" meta:cell-count="2524" meta:object-count="0"/>
  </office:meta>
</office:document-meta>
</file>